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adornments="Normale" style:font-family-generic="swiss" style:font-pitch="variable"/>
    <style:font-face style:name="Liberation Sans1" svg:font-family="'Liberation Sans'" style:font-adornments="Standard" style:font-family-generic="swiss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roman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OpenSymbol" svg:font-family="OpenSymbol" style:font-charset="x-symbol"/>
    <style:font-face style:name="Source Han Sans CN Regular" svg:font-family="'Source Han Sans CN Regular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Tabella1" style:family="table">
      <style:table-properties style:width="16.002cm" fo:margin-top="0cm" fo:margin-bottom="0cm" table:align="margins" fo:keep-with-next="always" style:may-break-between-rows="false"/>
    </style:style>
    <style:style style:name="Tabella1.A" style:family="table-column">
      <style:table-column-properties style:column-width="2.637cm" style:rel-column-width="10802*"/>
    </style:style>
    <style:style style:name="Tabella1.B" style:family="table-column">
      <style:table-column-properties style:column-width="2.672cm" style:rel-column-width="10946*"/>
    </style:style>
    <style:style style:name="Tabella1.F" style:family="table-column">
      <style:table-column-properties style:column-width="2.674cm" style:rel-column-width="10949*"/>
    </style:style>
    <style:style style:name="Tabella1.A1" style:family="table-cell">
      <style:table-cell-properties style:vertical-align="middle" fo:background-color="#dddddd" fo:padding="0.097cm" fo:border-left="0.25pt solid #000000" fo:border-right="none" fo:border-top="0.25pt solid #000000" fo:border-bottom="0.25pt solid #000000">
        <style:background-image/>
      </style:table-cell-properties>
    </style:style>
    <style:style style:name="Tabella1.B1" style:family="table-cell">
      <style:table-cell-properties style:vertical-align="middle" fo:background-color="#dddddd" fo:padding="0.097cm" fo:border="0.25pt solid #000000">
        <style:background-image/>
      </style:table-cell-properties>
    </style:style>
    <style:style style:name="Tabella1.A2" style:family="table-cell">
      <style:table-cell-properties style:vertical-align="middle" fo:background-color="#dddddd" fo:padding="0.097cm" fo:border-left="0.25pt solid #000000" fo:border-right="none" fo:border-top="none" fo:border-bottom="0.25pt solid #000000">
        <style:background-image/>
      </style:table-cell-properties>
    </style:style>
    <style:style style:name="Tabella1.F2" style:family="table-cell">
      <style:table-cell-properties style:vertical-align="middle" fo:background-color="#dddddd" fo:padding="0.097cm" fo:border-left="0.25pt solid #000000" fo:border-right="0.25pt solid #000000" fo:border-top="none" fo:border-bottom="0.25pt solid #000000">
        <style:background-image/>
      </style:table-cell-properties>
    </style:style>
    <style:style style:name="Tabella1.A3" style:family="table-cell">
      <style:table-cell-properties fo:padding="0.097cm" fo:border-left="0.25pt solid #000000" fo:border-right="none" fo:border-top="none" fo:border-bottom="0.25pt solid #000000"/>
    </style:style>
    <style:style style:name="Tabella1.B3" style:family="table-cell">
      <style:table-cell-properties fo:padding="0.097cm" fo:border-left="0.25pt solid #000000" fo:border-right="none" fo:border-top="none" fo:border-bottom="0.25pt solid #000000"/>
    </style:style>
    <style:style style:name="Tabella1.C3" style:family="table-cell">
      <style:table-cell-properties fo:padding="0.097cm" fo:border-left="0.25pt solid #000000" fo:border-right="none" fo:border-top="none" fo:border-bottom="0.25pt solid #000000"/>
    </style:style>
    <style:style style:name="Tabella1.F3" style:family="table-cell">
      <style:table-cell-properties fo:padding="0.097cm" fo:border-left="0.25pt solid #000000" fo:border-right="0.25pt solid #000000" fo:border-top="none" fo:border-bottom="0.25pt solid #000000"/>
    </style:style>
    <style:style style:name="Tabella1.A4" style:family="table-cell">
      <style:table-cell-properties fo:padding="0.097cm" fo:border-left="0.25pt solid #000000" fo:border-right="none" fo:border-top="none" fo:border-bottom="0.25pt solid #000000"/>
    </style:style>
    <style:style style:name="Tabella1.B4" style:family="table-cell">
      <style:table-cell-properties fo:padding="0.097cm" fo:border-left="0.25pt solid #000000" fo:border-right="none" fo:border-top="none" fo:border-bottom="0.25pt solid #000000"/>
    </style:style>
    <style:style style:name="Tabella1.F4" style:family="table-cell">
      <style:table-cell-properties fo:padding="0.097cm" fo:border-left="0.25pt solid #000000" fo:border-right="0.25pt solid #000000" fo:border-top="none" fo:border-bottom="0.25pt solid #000000"/>
    </style:style>
    <style:style style:name="Tabella5" style:family="table">
      <style:table-properties style:width="16.002cm" fo:margin-top="0cm" fo:margin-bottom="0cm" table:align="margins" fo:keep-with-next="always" style:may-break-between-rows="false"/>
    </style:style>
    <style:style style:name="Tabella5.A" style:family="table-column">
      <style:table-column-properties style:column-width="2.508cm" style:rel-column-width="10272*"/>
    </style:style>
    <style:style style:name="Tabella5.B" style:family="table-column">
      <style:table-column-properties style:column-width="2.699cm" style:rel-column-width="11052*"/>
    </style:style>
    <style:style style:name="Tabella5.F" style:family="table-column">
      <style:table-column-properties style:column-width="2.699cm" style:rel-column-width="11055*"/>
    </style:style>
    <style:style style:name="Tabella5.A1" style:family="table-cell">
      <style:table-cell-properties style:vertical-align="middle" fo:background-color="#dddddd" fo:padding="0.097cm" fo:border-left="0.25pt solid #000000" fo:border-right="none" fo:border-top="0.25pt solid #000000" fo:border-bottom="0.25pt solid #000000">
        <style:background-image/>
      </style:table-cell-properties>
    </style:style>
    <style:style style:name="Tabella5.B1" style:family="table-cell">
      <style:table-cell-properties style:vertical-align="middle" fo:background-color="#dddddd" fo:padding="0.097cm" fo:border="0.25pt solid #000000">
        <style:background-image/>
      </style:table-cell-properties>
    </style:style>
    <style:style style:name="Tabella5.A2" style:family="table-cell">
      <style:table-cell-properties style:vertical-align="middle" fo:background-color="#dddddd" fo:padding="0.097cm" fo:border-left="0.25pt solid #000000" fo:border-right="none" fo:border-top="none" fo:border-bottom="0.25pt solid #000000">
        <style:background-image/>
      </style:table-cell-properties>
    </style:style>
    <style:style style:name="Tabella5.F2" style:family="table-cell">
      <style:table-cell-properties style:vertical-align="middle" fo:background-color="#dddddd" fo:padding="0.097cm" fo:border-left="0.25pt solid #000000" fo:border-right="0.25pt solid #000000" fo:border-top="none" fo:border-bottom="0.25pt solid #000000">
        <style:background-image/>
      </style:table-cell-properties>
    </style:style>
    <style:style style:name="Tabella5.A3" style:family="table-cell">
      <style:table-cell-properties style:vertical-align="middle" fo:padding="0.097cm" fo:border-left="0.25pt solid #000000" fo:border-right="none" fo:border-top="none" fo:border-bottom="0.25pt solid #000000"/>
    </style:style>
    <style:style style:name="Tabella5.B3" style:family="table-cell">
      <style:table-cell-properties style:vertical-align="middle" fo:padding="0.097cm" fo:border-left="0.25pt solid #000000" fo:border-right="0.25pt solid #000000" fo:border-top="none" fo:border-bottom="0.25pt solid #000000"/>
    </style:style>
    <style:style style:name="Tabella5.A4" style:family="table-cell">
      <style:table-cell-properties style:vertical-align="middle" fo:padding="0.097cm" fo:border-left="0.25pt solid #000000" fo:border-right="none" fo:border-top="none" fo:border-bottom="0.25pt solid #000000"/>
    </style:style>
    <style:style style:name="Tabella5.B4" style:family="table-cell">
      <style:table-cell-properties style:vertical-align="middle" fo:padding="0.097cm" fo:border-left="0.25pt solid #000000" fo:border-right="0.25pt solid #000000" fo:border-top="none" fo:border-bottom="0.25pt solid #000000"/>
    </style:style>
    <style:style style:name="Tabella5.A5" style:family="table-cell">
      <style:table-cell-properties style:vertical-align="middle" fo:padding="0.097cm" fo:border-left="0.25pt solid #000000" fo:border-right="none" fo:border-top="none" fo:border-bottom="0.25pt solid #000000"/>
    </style:style>
    <style:style style:name="Tabella5.B5" style:family="table-cell">
      <style:table-cell-properties style:vertical-align="middle" fo:padding="0.097cm" fo:border-left="0.25pt solid #000000" fo:border-right="none" fo:border-top="none" fo:border-bottom="0.25pt solid #000000"/>
    </style:style>
    <style:style style:name="Tabella5.D5" style:family="table-cell">
      <style:table-cell-properties style:vertical-align="middle" fo:padding="0.097cm" fo:border-left="0.25pt solid #000000" fo:border-right="0.25pt solid #000000" fo:border-top="none" fo:border-bottom="0.25pt solid #000000"/>
    </style:style>
    <style:style style:name="Tabella5.A6" style:family="table-cell">
      <style:table-cell-properties style:vertical-align="middle" fo:padding="0.097cm" fo:border-left="0.25pt solid #000000" fo:border-right="none" fo:border-top="none" fo:border-bottom="0.25pt solid #000000"/>
    </style:style>
    <style:style style:name="Tabella5.B6" style:family="table-cell">
      <style:table-cell-properties style:vertical-align="middle" fo:padding="0.097cm" fo:border-left="0.25pt solid #000000" fo:border-right="0.25pt solid #000000" fo:border-top="none" fo:border-bottom="0.25pt solid #000000"/>
    </style:style>
    <style:style style:name="Tabella5.A7" style:family="table-cell">
      <style:table-cell-properties style:vertical-align="middle" fo:padding="0.097cm" fo:border-left="0.25pt solid #000000" fo:border-right="0.25pt solid #000000" fo:border-top="none" fo:border-bottom="0.25pt solid #000000"/>
    </style:style>
    <style:style style:name="Tabella6" style:family="table">
      <style:table-properties style:width="16.002cm" fo:margin-top="0cm" fo:margin-bottom="0cm" table:align="margins" fo:keep-with-next="always" style:may-break-between-rows="false"/>
    </style:style>
    <style:style style:name="Tabella6.A" style:family="table-column">
      <style:table-column-properties style:column-width="2.623cm" style:rel-column-width="10745*"/>
    </style:style>
    <style:style style:name="Tabella6.B" style:family="table-column">
      <style:table-column-properties style:column-width="2.674cm" style:rel-column-width="10955*"/>
    </style:style>
    <style:style style:name="Tabella6.F" style:family="table-column">
      <style:table-column-properties style:column-width="2.679cm" style:rel-column-width="10970*"/>
    </style:style>
    <style:style style:name="Tabella6.A1" style:family="table-cell">
      <style:table-cell-properties style:vertical-align="middle" fo:background-color="#dddddd" fo:padding="0.097cm" fo:border-left="0.25pt solid #000000" fo:border-right="none" fo:border-top="0.25pt solid #000000" fo:border-bottom="0.25pt solid #000000">
        <style:background-image/>
      </style:table-cell-properties>
    </style:style>
    <style:style style:name="Tabella6.B1" style:family="table-cell">
      <style:table-cell-properties style:vertical-align="middle" fo:background-color="#dddddd" fo:padding="0.097cm" fo:border="0.25pt solid #000000">
        <style:background-image/>
      </style:table-cell-properties>
    </style:style>
    <style:style style:name="Tabella6.A2" style:family="table-cell">
      <style:table-cell-properties style:vertical-align="middle" fo:background-color="#dddddd" fo:padding="0.097cm" fo:border-left="0.25pt solid #000000" fo:border-right="none" fo:border-top="none" fo:border-bottom="0.25pt solid #000000">
        <style:background-image/>
      </style:table-cell-properties>
    </style:style>
    <style:style style:name="Tabella6.F2" style:family="table-cell">
      <style:table-cell-properties style:vertical-align="middle" fo:background-color="#dddddd" fo:padding="0.097cm" fo:border-left="0.25pt solid #000000" fo:border-right="0.25pt solid #000000" fo:border-top="none" fo:border-bottom="0.25pt solid #000000">
        <style:background-image/>
      </style:table-cell-properties>
    </style:style>
    <style:style style:name="Tabella6.A3" style:family="table-cell">
      <style:table-cell-properties fo:padding="0.097cm" fo:border-left="0.25pt solid #000000" fo:border-right="none" fo:border-top="none" fo:border-bottom="0.25pt solid #000000"/>
    </style:style>
    <style:style style:name="Tabella6.B3" style:family="table-cell">
      <style:table-cell-properties fo:padding="0.097cm" fo:border-left="0.25pt solid #000000" fo:border-right="none" fo:border-top="none" fo:border-bottom="0.25pt solid #000000"/>
    </style:style>
    <style:style style:name="Tabella6.C3" style:family="table-cell">
      <style:table-cell-properties fo:padding="0.097cm" fo:border-left="0.25pt solid #000000" fo:border-right="0.25pt solid #000000" fo:border-top="none" fo:border-bottom="0.25pt solid #000000"/>
    </style:style>
    <style:style style:name="Tabella6.A4" style:family="table-cell">
      <style:table-cell-properties fo:padding="0.097cm" fo:border-left="0.25pt solid #000000" fo:border-right="none" fo:border-top="none" fo:border-bottom="0.25pt solid #000000"/>
    </style:style>
    <style:style style:name="Tabella6.B4" style:family="table-cell">
      <style:table-cell-properties fo:padding="0.097cm" fo:border-left="0.25pt solid #000000" fo:border-right="none" fo:border-top="none" fo:border-bottom="0.25pt solid #000000"/>
    </style:style>
    <style:style style:name="Tabella6.D4" style:family="table-cell">
      <style:table-cell-properties fo:padding="0.097cm" fo:border-left="0.25pt solid #000000" fo:border-right="0.25pt solid #000000" fo:border-top="none" fo:border-bottom="0.25pt solid #000000"/>
    </style:style>
    <style:style style:name="Tabella6.A5" style:family="table-cell">
      <style:table-cell-properties fo:padding="0.097cm" fo:border-left="0.25pt solid #000000" fo:border-right="none" fo:border-top="none" fo:border-bottom="0.25pt solid #000000"/>
    </style:style>
    <style:style style:name="Tabella6.B5" style:family="table-cell">
      <style:table-cell-properties fo:padding="0.097cm" fo:border-left="0.25pt solid #000000" fo:border-right="0.25pt solid #000000" fo:border-top="none" fo:border-bottom="0.25pt solid #000000"/>
    </style:style>
    <style:style style:name="Tabella6.A6" style:family="table-cell">
      <style:table-cell-properties fo:padding="0.097cm" fo:border-left="0.25pt solid #000000" fo:border-right="0.25pt solid #000000" fo:border-top="none" fo:border-bottom="0.25pt solid #000000"/>
    </style:style>
    <style:style style:name="Tabella4" style:family="table">
      <style:table-properties style:width="16.002cm" fo:margin-top="0cm" fo:margin-bottom="0cm" table:align="margins" fo:keep-with-next="always" style:may-break-between-rows="false"/>
    </style:style>
    <style:style style:name="Tabella4.A" style:family="table-column">
      <style:table-column-properties style:column-width="4.001cm" style:rel-column-width="16383*"/>
    </style:style>
    <style:style style:name="Tabella4.D" style:family="table-column">
      <style:table-column-properties style:column-width="4.001cm" style:rel-column-width="16386*"/>
    </style:style>
    <style:style style:name="Tabella4.A1" style:family="table-cell">
      <style:table-cell-properties style:vertical-align="middle" fo:background-color="#dddddd" fo:padding="0.097cm" fo:border-left="0.25pt solid #000000" fo:border-right="none" fo:border-top="0.25pt solid #000000" fo:border-bottom="0.25pt solid #000000">
        <style:background-image/>
      </style:table-cell-properties>
    </style:style>
    <style:style style:name="Tabella4.D1" style:family="table-cell">
      <style:table-cell-properties style:vertical-align="middle" fo:background-color="#dddddd" fo:padding="0.097cm" fo:border="0.25pt solid #000000">
        <style:background-image/>
      </style:table-cell-properties>
    </style:style>
    <style:style style:name="Tabella4.A2" style:family="table-cell">
      <style:table-cell-properties fo:padding="0.097cm" fo:border-left="0.25pt solid #000000" fo:border-right="none" fo:border-top="none" fo:border-bottom="0.25pt solid #000000"/>
    </style:style>
    <style:style style:name="Tabella4.B2" style:family="table-cell">
      <style:table-cell-properties fo:padding="0.097cm" fo:border-left="0.25pt solid #000000" fo:border-right="none" fo:border-top="none" fo:border-bottom="0.25pt solid #000000"/>
    </style:style>
    <style:style style:name="Tabella4.C2" style:family="table-cell">
      <style:table-cell-properties style:vertical-align="middle" fo:padding="0.097cm" fo:border-left="0.25pt solid #000000" fo:border-right="none" fo:border-top="none" fo:border-bottom="0.25pt solid #000000"/>
    </style:style>
    <style:style style:name="Tabella4.D2" style:family="table-cell">
      <style:table-cell-properties fo:padding="0.097cm" fo:border-left="0.25pt solid #000000" fo:border-right="0.25pt solid #000000" fo:border-top="none" fo:border-bottom="0.25pt solid #000000"/>
    </style:style>
    <style:style style:name="Tabella4.A3" style:family="table-cell">
      <style:table-cell-properties fo:padding="0.097cm" fo:border-left="0.25pt solid #000000" fo:border-right="none" fo:border-top="none" fo:border-bottom="0.25pt solid #000000"/>
    </style:style>
    <style:style style:name="Tabella4.B3" style:family="table-cell">
      <style:table-cell-properties fo:padding="0.097cm" fo:border-left="0.25pt solid #000000" fo:border-right="none" fo:border-top="none" fo:border-bottom="0.25pt solid #000000"/>
    </style:style>
    <style:style style:name="Tabella4.C3" style:family="table-cell">
      <style:table-cell-properties fo:padding="0.097cm" fo:border-left="0.25pt solid #000000" fo:border-right="none" fo:border-top="none" fo:border-bottom="0.25pt solid #000000"/>
    </style:style>
    <style:style style:name="Tabella4.D3" style:family="table-cell">
      <style:table-cell-properties fo:padding="0.097cm" fo:border-left="0.25pt solid #000000" fo:border-right="0.25pt solid #000000" fo:border-top="none" fo:border-bottom="0.25pt solid #000000"/>
    </style:style>
    <style:style style:name="Tabella4.A4" style:family="table-cell">
      <style:table-cell-properties fo:padding="0.097cm" fo:border-left="0.25pt solid #000000" fo:border-right="none" fo:border-top="none" fo:border-bottom="0.25pt solid #000000"/>
    </style:style>
    <style:style style:name="Tabella4.B4" style:family="table-cell">
      <style:table-cell-properties fo:padding="0.097cm" fo:border-left="0.25pt solid #000000" fo:border-right="none" fo:border-top="none" fo:border-bottom="0.25pt solid #000000"/>
    </style:style>
    <style:style style:name="Tabella4.C4" style:family="table-cell">
      <style:table-cell-properties fo:padding="0.097cm" fo:border-left="0.25pt solid #000000" fo:border-right="none" fo:border-top="none" fo:border-bottom="0.25pt solid #000000"/>
    </style:style>
    <style:style style:name="Tabella4.D4" style:family="table-cell">
      <style:table-cell-properties fo:padding="0.097cm" fo:border-left="0.25pt solid #000000" fo:border-right="0.25pt solid #000000" fo:border-top="none" fo:border-bottom="0.25pt solid #000000"/>
    </style:style>
    <style:style style:name="Tabella4.A5" style:family="table-cell">
      <style:table-cell-properties fo:padding="0.097cm" fo:border-left="0.25pt solid #000000" fo:border-right="0.25pt solid #000000" fo:border-top="none" fo:border-bottom="0.25pt solid #000000"/>
    </style:style>
    <style:style style:name="Table1" style:family="table">
      <style:table-properties style:width="16.002cm" fo:margin-top="0cm" fo:margin-bottom="0cm" table:align="margins" fo:keep-with-next="always" style:may-break-between-rows="false"/>
    </style:style>
    <style:style style:name="Table1.A" style:family="table-column">
      <style:table-column-properties style:column-width="8.001cm" style:rel-column-width="32767*"/>
    </style:style>
    <style:style style:name="Table1.B" style:family="table-column">
      <style:table-column-properties style:column-width="8.001cm" style:rel-column-width="32768*"/>
    </style:style>
    <style:style style:name="Table1.A1" style:family="table-cell">
      <style:table-cell-properties style:vertical-align="middle" fo:background-color="#dddddd" fo:padding="0.097cm" fo:border-left="0.25pt solid #000000" fo:border-right="none" fo:border-top="0.25pt solid #000000" fo:border-bottom="0.25pt solid #000000">
        <style:background-image/>
      </style:table-cell-properties>
    </style:style>
    <style:style style:name="Table1.B1" style:family="table-cell">
      <style:table-cell-properties style:vertical-align="middle" fo:background-color="#dddddd" fo:padding="0.097cm" fo:border="0.25pt solid #000000">
        <style:background-image/>
      </style:table-cell-properties>
    </style:style>
    <style:style style:name="Table1.2" style:family="table-row">
      <style:table-row-properties style:min-row-height="0.4cm"/>
    </style:style>
    <style:style style:name="Table1.A2" style:family="table-cell">
      <style:table-cell-properties fo:padding="0.097cm" fo:border-left="0.25pt solid #000000" fo:border-right="none" fo:border-top="none" fo:border-bottom="0.25pt solid #000000"/>
    </style:style>
    <style:style style:name="Table1.B2" style:family="table-cell">
      <style:table-cell-properties fo:padding="0.097cm" fo:border-left="0.25pt solid #000000" fo:border-right="0.25pt solid #000000" fo:border-top="none" fo:border-bottom="0.25pt solid #000000"/>
    </style:style>
    <style:style style:name="Table1.A3" style:family="table-cell">
      <style:table-cell-properties fo:padding="0.097cm" fo:border-left="0.25pt solid #000000" fo:border-right="0.25pt solid #000000" fo:border-top="none" fo:border-bottom="0.25pt solid #000000"/>
    </style:style>
    <style:style style:name="Tabella3" style:family="table">
      <style:table-properties style:width="16.002cm" fo:margin-top="0cm" fo:margin-bottom="0cm" table:align="margins" fo:keep-with-next="always" style:may-break-between-rows="false"/>
    </style:style>
    <style:style style:name="Tabella3.A" style:family="table-column">
      <style:table-column-properties style:column-width="2.646cm" style:rel-column-width="10835*"/>
    </style:style>
    <style:style style:name="Tabella3.B" style:family="table-column">
      <style:table-column-properties style:column-width="2.671cm" style:rel-column-width="10936*"/>
    </style:style>
    <style:style style:name="Tabella3.F" style:family="table-column">
      <style:table-column-properties style:column-width="2.676cm" style:rel-column-width="10956*"/>
    </style:style>
    <style:style style:name="Tabella3.A1" style:family="table-cell">
      <style:table-cell-properties style:vertical-align="middle" fo:background-color="#dddddd" fo:padding="0.097cm" fo:border-left="0.25pt solid #000000" fo:border-right="none" fo:border-top="0.25pt solid #000000" fo:border-bottom="0.25pt solid #000000">
        <style:background-image/>
      </style:table-cell-properties>
    </style:style>
    <style:style style:name="Tabella3.B1" style:family="table-cell">
      <style:table-cell-properties style:vertical-align="middle" fo:background-color="#dddddd" fo:padding="0.097cm" fo:border="0.25pt solid #000000">
        <style:background-image/>
      </style:table-cell-properties>
    </style:style>
    <style:style style:name="Tabella3.A2" style:family="table-cell">
      <style:table-cell-properties style:vertical-align="middle" fo:background-color="#dddddd" fo:padding="0.097cm" fo:border-left="0.25pt solid #000000" fo:border-right="none" fo:border-top="none" fo:border-bottom="0.25pt solid #000000">
        <style:background-image/>
      </style:table-cell-properties>
    </style:style>
    <style:style style:name="Tabella3.F2" style:family="table-cell">
      <style:table-cell-properties style:vertical-align="middle" fo:background-color="#dddddd" fo:padding="0.097cm" fo:border-left="0.25pt solid #000000" fo:border-right="0.25pt solid #000000" fo:border-top="none" fo:border-bottom="0.25pt solid #000000">
        <style:background-image/>
      </style:table-cell-properties>
    </style:style>
    <style:style style:name="Tabella3.A3" style:family="table-cell">
      <style:table-cell-properties fo:padding="0.097cm" fo:border-left="0.25pt solid #000000" fo:border-right="none" fo:border-top="none" fo:border-bottom="0.25pt solid #000000"/>
    </style:style>
    <style:style style:name="Tabella3.B3" style:family="table-cell">
      <style:table-cell-properties fo:padding="0.097cm" fo:border-left="0.25pt solid #000000" fo:border-right="none" fo:border-top="none" fo:border-bottom="0.25pt solid #000000"/>
    </style:style>
    <style:style style:name="Tabella3.C3" style:family="table-cell">
      <style:table-cell-properties fo:padding="0.097cm" fo:border-left="0.25pt solid #000000" fo:border-right="none" fo:border-top="none" fo:border-bottom="0.25pt solid #000000"/>
    </style:style>
    <style:style style:name="Tabella3.E3" style:family="table-cell">
      <style:table-cell-properties fo:padding="0.097cm" fo:border-left="0.25pt solid #000000" fo:border-right="none" fo:border-top="none" fo:border-bottom="0.25pt solid #000000"/>
    </style:style>
    <style:style style:name="Tabella3.F3" style:family="table-cell">
      <style:table-cell-properties fo:padding="0.097cm" fo:border-left="0.25pt solid #000000" fo:border-right="0.25pt solid #000000" fo:border-top="none" fo:border-bottom="0.25pt solid #000000"/>
    </style:style>
    <style:style style:name="Tabella3.4" style:family="table-row">
      <style:table-row-properties style:min-row-height="0.497cm"/>
    </style:style>
    <style:style style:name="Tabella3.A4" style:family="table-cell">
      <style:table-cell-properties fo:padding="0.097cm" fo:border-left="0.25pt solid #000000" fo:border-right="none" fo:border-top="none" fo:border-bottom="0.25pt solid #000000"/>
    </style:style>
    <style:style style:name="Tabella3.B4" style:family="table-cell">
      <style:table-cell-properties fo:padding="0.097cm" fo:border-left="0.25pt solid #000000" fo:border-right="none" fo:border-top="none" fo:border-bottom="0.25pt solid #000000"/>
    </style:style>
    <style:style style:name="Tabella3.D4" style:family="table-cell">
      <style:table-cell-properties fo:padding="0.097cm" fo:border-left="0.25pt solid #000000" fo:border-right="none" fo:border-top="none" fo:border-bottom="0.25pt solid #000000"/>
    </style:style>
    <style:style style:name="Tabella3.E4" style:family="table-cell">
      <style:table-cell-properties fo:padding="0.097cm" fo:border-left="0.25pt solid #000000" fo:border-right="0.25pt solid #000000" fo:border-top="none" fo:border-bottom="0.25pt solid #000000"/>
    </style:style>
    <style:style style:name="Tabella3.A5" style:family="table-cell">
      <style:table-cell-properties fo:padding="0.097cm" fo:border-left="0.25pt solid #000000" fo:border-right="none" fo:border-top="none" fo:border-bottom="0.25pt solid #000000"/>
    </style:style>
    <style:style style:name="Tabella3.B5" style:family="table-cell">
      <style:table-cell-properties fo:padding="0.097cm" fo:border-left="0.25pt solid #000000" fo:border-right="none" fo:border-top="none" fo:border-bottom="0.25pt solid #000000"/>
    </style:style>
    <style:style style:name="Tabella3.D5" style:family="table-cell">
      <style:table-cell-properties fo:padding="0.097cm" fo:border-left="0.25pt solid #000000" fo:border-right="0.25pt solid #000000" fo:border-top="none" fo:border-bottom="0.25pt solid #000000"/>
    </style:style>
    <style:style style:name="Tabella3.A6" style:family="table-cell">
      <style:table-cell-properties fo:padding="0.097cm" fo:border-left="0.25pt solid #000000" fo:border-right="0.25pt solid #000000" fo:border-top="none" fo:border-bottom="0.25pt solid #000000"/>
    </style:style>
    <style:style style:name="P1" style:family="paragraph" style:parent-style-name="EG_20_Sezione_20_etichetta">
      <style:paragraph-properties fo:break-before="page"/>
      <style:text-properties officeooo:paragraph-rsid="00493a8f"/>
    </style:style>
    <style:style style:name="P2" style:family="paragraph" style:parent-style-name="Contents_20_2">
      <style:paragraph-properties>
        <style:tab-stops/>
      </style:paragraph-properties>
    </style:style>
    <style:style style:name="P3" style:family="paragraph" style:parent-style-name="Contents_20_3">
      <style:paragraph-properties>
        <style:tab-stops/>
      </style:paragraph-properties>
    </style:style>
    <style:style style:name="P4" style:family="paragraph" style:parent-style-name="Contents_20_4">
      <style:paragraph-properties>
        <style:tab-stops/>
      </style:paragraph-properties>
    </style:style>
    <style:style style:name="P5" style:family="paragraph" style:parent-style-name="Caption">
      <style:text-properties officeooo:paragraph-rsid="007521b1"/>
    </style:style>
    <style:style style:name="P6" style:family="paragraph" style:parent-style-name="Contenuto_20_tabella_20_centrato">
      <style:text-properties officeooo:paragraph-rsid="007521b1"/>
    </style:style>
    <style:style style:name="P7" style:family="paragraph" style:parent-style-name="Table">
      <style:text-properties officeooo:paragraph-rsid="007521b1"/>
    </style:style>
    <style:style style:name="P8" style:family="paragraph" style:parent-style-name="Table_20_Contents">
      <style:text-properties officeooo:paragraph-rsid="007521b1"/>
    </style:style>
    <style:style style:name="P9" style:family="paragraph" style:parent-style-name="Table_20_Heading">
      <style:text-properties officeooo:paragraph-rsid="007521b1"/>
    </style:style>
    <style:style style:name="P10" style:family="paragraph" style:parent-style-name="Caption">
      <style:text-properties officeooo:paragraph-rsid="0086fe3b"/>
    </style:style>
    <style:style style:name="P11" style:family="paragraph" style:parent-style-name="Table_20_Heading">
      <style:text-properties officeooo:paragraph-rsid="0086fe3b"/>
    </style:style>
    <style:style style:name="P12" style:family="paragraph" style:parent-style-name="Contenuto_20_tabella_20_centrato">
      <style:text-properties style:use-window-font-color="true" loext:opacity="0%" style:font-name="Liberation Sans1" fo:font-size="9pt" officeooo:rsid="058d20e3" officeooo:paragraph-rsid="007521b1" style:font-size-asian="10.5pt"/>
    </style:style>
    <style:style style:name="P13" style:family="paragraph" style:parent-style-name="Table_20_Heading">
      <style:text-properties style:use-window-font-color="true" loext:opacity="0%" style:font-name="Liberation Sans1" fo:font-size="9pt" fo:font-weight="bold" officeooo:rsid="008afa75" officeooo:paragraph-rsid="007521b1" style:font-size-asian="10.5pt" style:font-weight-asian="bold" style:font-weight-complex="bold"/>
    </style:style>
    <style:style style:name="P14" style:family="paragraph" style:parent-style-name="Table_20_Heading">
      <style:text-properties style:use-window-font-color="true" loext:opacity="0%" style:font-name="Liberation Sans1" fo:font-size="9pt" fo:font-weight="bold" officeooo:rsid="00a18f76" officeooo:paragraph-rsid="00a18f76" style:font-size-asian="10.5pt" style:font-weight-asian="bold" style:font-weight-complex="bold"/>
    </style:style>
    <style:style style:name="P15" style:family="paragraph" style:parent-style-name="Contenuto_20_tabella_20_centrato">
      <style:text-properties officeooo:rsid="011a9f62" officeooo:paragraph-rsid="007521b1"/>
    </style:style>
    <style:style style:name="P16" style:family="paragraph" style:parent-style-name="Table_20_Contents">
      <style:text-properties officeooo:rsid="011a9f62" officeooo:paragraph-rsid="007521b1"/>
    </style:style>
    <style:style style:name="P17" style:family="paragraph" style:parent-style-name="Contenuto_20_tabella_20_centrato">
      <style:text-properties officeooo:rsid="011a9f62" officeooo:paragraph-rsid="0086fe3b"/>
    </style:style>
    <style:style style:name="P18" style:family="paragraph" style:parent-style-name="Table_20_Contents">
      <style:text-properties officeooo:rsid="011a9f62" officeooo:paragraph-rsid="0086fe3b"/>
    </style:style>
    <style:style style:name="P19" style:family="paragraph" style:parent-style-name="Table_20_Contents">
      <style:text-properties officeooo:rsid="00cfa886" officeooo:paragraph-rsid="007521b1"/>
    </style:style>
    <style:style style:name="P20" style:family="paragraph" style:parent-style-name="Table_20_Heading">
      <style:text-properties officeooo:rsid="0115d4e0" officeooo:paragraph-rsid="007521b1"/>
    </style:style>
    <style:style style:name="P21" style:family="paragraph" style:parent-style-name="Table_20_Heading">
      <style:text-properties officeooo:rsid="0117d848" officeooo:paragraph-rsid="007521b1"/>
    </style:style>
    <style:style style:name="P22" style:family="paragraph" style:parent-style-name="Table_20_Heading">
      <style:text-properties officeooo:rsid="011d0ac7" officeooo:paragraph-rsid="007521b1"/>
    </style:style>
    <style:style style:name="P23" style:family="paragraph" style:parent-style-name="Contenuto_20_tabella_20_lungo">
      <style:text-properties officeooo:paragraph-rsid="009ebb21"/>
    </style:style>
    <style:style style:name="P24" style:family="paragraph" style:parent-style-name="EG_20_Aggiornamento">
      <style:text-properties officeooo:rsid="00801267" officeooo:paragraph-rsid="00801267"/>
    </style:style>
    <style:style style:name="P25" style:family="paragraph" style:parent-style-name="EG_20_Nota">
      <style:text-properties officeooo:paragraph-rsid="007521b1"/>
    </style:style>
    <style:style style:name="P26" style:family="paragraph" style:parent-style-name="Heading_20_2" style:master-page-name="EG_20_Capitoli_20_prima">
      <style:paragraph-properties style:page-number="auto"/>
      <style:text-properties fo:color="#21409a" loext:opacity="100%" style:font-name="Liberation Sans2" fo:font-size="16pt" fo:font-weight="bold" officeooo:rsid="0073c258" officeooo:paragraph-rsid="0073c258" style:font-name-asian="Source Han Sans CN Regular" style:font-size-asian="16.1000003814697pt" style:font-weight-asian="bold" style:font-name-complex="Lohit Devanagari" style:font-size-complex="16.1000003814697pt" style:font-weight-complex="bold"/>
    </style:style>
    <style:style style:name="P27" style:family="paragraph" style:parent-style-name="Heading_20_3" style:master-page-name="EG_20_Capitoli">
      <style:paragraph-properties style:page-number="2" fo:break-before="page"/>
      <style:text-properties fo:color="#21409a" loext:opacity="100%" style:font-name="Liberation Sans2" fo:font-size="11pt" fo:font-weight="bold" officeooo:rsid="0072f131" officeooo:paragraph-rsid="00bc9885" style:font-name-asian="Source Han Sans CN Regular" style:font-size-asian="14.1000003814697pt" style:font-weight-asian="bold" style:font-name-complex="Lohit Devanagari" style:font-size-complex="14.1000003814697pt" style:font-weight-complex="bold"/>
    </style:style>
    <style:style style:name="P28" style:family="paragraph" style:parent-style-name="Heading_20_3">
      <style:text-properties officeooo:paragraph-rsid="00bc9885"/>
    </style:style>
    <style:style style:name="P29" style:family="paragraph" style:parent-style-name="Heading_20_3">
      <style:text-properties officeooo:rsid="006f3381" officeooo:paragraph-rsid="00bc9885"/>
    </style:style>
    <style:style style:name="P30" style:family="paragraph" style:parent-style-name="Heading_20_4">
      <style:text-properties officeooo:paragraph-rsid="00bc9885"/>
    </style:style>
    <style:style style:name="P31" style:family="paragraph" style:parent-style-name="Heading_20_4" style:master-page-name="">
      <loext:graphic-properties draw:fill-gradient-name="gradient" draw:fill-hatch-name="hatch"/>
      <style:paragraph-properties style:page-number="auto" fo:break-before="page"/>
      <style:text-properties officeooo:paragraph-rsid="00bc9885"/>
    </style:style>
    <style:style style:name="P32" style:family="paragraph" style:parent-style-name="Heading_20_4" style:master-page-name="">
      <loext:graphic-properties draw:fill-gradient-name="gradient" draw:fill-hatch-name="hatch"/>
      <style:paragraph-properties style:page-number="auto" fo:break-before="page"/>
      <style:text-properties officeooo:paragraph-rsid="00bc9885"/>
    </style:style>
    <style:style style:name="P33" style:family="paragraph" style:parent-style-name="Heading_20_4" style:master-page-name="">
      <loext:graphic-properties draw:fill-gradient-name="gradient" draw:fill-hatch-name="hatch"/>
      <style:paragraph-properties style:page-number="auto" fo:break-before="page"/>
      <style:text-properties officeooo:paragraph-rsid="00bc9885"/>
    </style:style>
    <style:style style:name="P34" style:family="paragraph" style:parent-style-name="Heading_20_4">
      <style:text-properties fo:color="#21409a" loext:opacity="100%" style:font-name="Liberation Sans2" fo:font-size="11pt" fo:font-style="normal" fo:font-weight="bold" officeooo:rsid="0117964a" officeooo:paragraph-rsid="00bc9885" style:font-name-asian="Source Han Sans CN Regular" style:font-size-asian="13.3000001907349pt" style:font-style-asian="italic" style:font-weight-asian="bold" style:font-name-complex="Lohit Devanagari" style:font-size-complex="13.3000001907349pt" style:font-style-complex="italic" style:font-weight-complex="bold"/>
    </style:style>
    <style:style style:name="P35" style:family="paragraph" style:parent-style-name="Text_20_body" style:list-style-name="EG_20_All_20_commi">
      <style:text-properties officeooo:paragraph-rsid="007521b1"/>
    </style:style>
    <style:style style:name="P36" style:family="paragraph" style:parent-style-name="Text_20_body" style:list-style-name="EG_20_All_20_commi">
      <style:text-properties officeooo:paragraph-rsid="00b4f677"/>
    </style:style>
    <style:style style:name="P37" style:family="paragraph" style:parent-style-name="Text_20_body" style:list-style-name="EG_20_All_20_commi">
      <style:text-properties officeooo:paragraph-rsid="009ebb21"/>
    </style:style>
    <style:style style:name="P38" style:family="paragraph" style:parent-style-name="Text_20_body" style:list-style-name="EG_20_All_20_commi">
      <style:text-properties officeooo:paragraph-rsid="009fe87d"/>
    </style:style>
    <style:style style:name="P39" style:family="paragraph" style:parent-style-name="Text_20_body" style:list-style-name="EG_20_All_20_commi">
      <style:text-properties officeooo:paragraph-rsid="0084d424"/>
    </style:style>
    <style:style style:name="P40" style:family="paragraph" style:parent-style-name="Text_20_body">
      <style:text-properties officeooo:paragraph-rsid="007521b1"/>
    </style:style>
    <style:style style:name="P41" style:family="paragraph" style:parent-style-name="Text_20_body">
      <style:text-properties officeooo:paragraph-rsid="009362da"/>
    </style:style>
    <style:style style:name="P42" style:family="paragraph" style:parent-style-name="Text_20_body" style:list-style-name="EG_20_All_20_commi">
      <style:text-properties officeooo:rsid="008dd1c0" officeooo:paragraph-rsid="00ae2332"/>
    </style:style>
    <style:style style:name="T1" style:family="text">
      <style:text-properties fo:color="#21409a" loext:opacity="100%" fo:font-size="11pt" fo:font-style="italic" officeooo:rsid="00998a16" style:font-size-asian="10.5pt"/>
    </style:style>
    <style:style style:name="T2" style:family="text">
      <style:text-properties fo:color="#21409a" loext:opacity="100%" fo:font-size="11pt" fo:font-style="italic" officeooo:rsid="005cff6f" style:font-size-asian="10.5pt"/>
    </style:style>
    <style:style style:name="T3" style:family="text">
      <style:text-properties style:font-name="Liberation Serif1" officeooo:rsid="00785909" style:font-name-asian="Liberation Serif1" style:font-name-complex="Liberation Serif1"/>
    </style:style>
    <style:style style:name="T4" style:family="text">
      <style:text-properties style:use-window-font-color="true" loext:opacity="0%" fo:font-size="11pt" officeooo:rsid="0114db2c" style:font-size-asian="10.5pt"/>
    </style:style>
    <style:style style:name="T5" style:family="text">
      <style:text-properties style:use-window-font-color="true" loext:opacity="0%" fo:font-size="11pt" officeooo:rsid="00c6adfb" style:font-size-asian="10.5pt"/>
    </style:style>
    <style:style style:name="T6" style:family="text">
      <style:text-properties style:use-window-font-color="true" loext:opacity="0%" fo:font-size="11pt" officeooo:rsid="0115d4e0" style:font-size-asian="10.5pt"/>
    </style:style>
    <style:style style:name="T7" style:family="text">
      <style:text-properties style:use-window-font-color="true" loext:opacity="0%" fo:font-size="11pt" officeooo:rsid="007074ab" style:font-size-asian="10.5pt"/>
    </style:style>
    <style:style style:name="T8" style:family="text">
      <style:text-properties style:use-window-font-color="true" loext:opacity="0%" fo:font-size="11pt" officeooo:rsid="0117964a" style:font-size-asian="10.5pt"/>
    </style:style>
    <style:style style:name="T9" style:family="text">
      <style:text-properties style:use-window-font-color="true" loext:opacity="0%" fo:font-size="11pt" officeooo:rsid="00fe3a52" style:font-size-asian="10.5pt"/>
    </style:style>
    <style:style style:name="T10" style:family="text">
      <style:text-properties style:use-window-font-color="true" loext:opacity="0%" fo:font-size="11pt" officeooo:rsid="00785909" style:font-size-asian="10.5pt"/>
    </style:style>
    <style:style style:name="T11" style:family="text">
      <style:text-properties style:use-window-font-color="true" loext:opacity="0%" fo:font-size="11pt" officeooo:rsid="007e47fe" style:font-size-asian="10.5pt"/>
    </style:style>
    <style:style style:name="T12" style:family="text">
      <style:text-properties style:use-window-font-color="true" loext:opacity="0%" fo:font-size="11pt" officeooo:rsid="011ddf12" style:font-size-asian="10.5pt"/>
    </style:style>
    <style:style style:name="T13" style:family="text">
      <style:text-properties style:use-window-font-color="true" loext:opacity="0%" fo:font-size="11pt" officeooo:rsid="00800f5c" style:font-size-asian="10.5pt"/>
    </style:style>
    <style:style style:name="T14" style:family="text">
      <style:text-properties style:use-window-font-color="true" loext:opacity="0%" fo:font-size="11pt" officeooo:rsid="009281b9" style:font-size-asian="10.5pt"/>
    </style:style>
    <style:style style:name="T15" style:family="text">
      <style:text-properties style:use-window-font-color="true" loext:opacity="0%" fo:font-size="11pt" officeooo:rsid="00955e03" style:font-size-asian="10.5pt"/>
    </style:style>
    <style:style style:name="T16" style:family="text">
      <style:text-properties style:use-window-font-color="true" loext:opacity="0%" fo:font-size="11pt" officeooo:rsid="0096fa5a" style:font-size-asian="10.5pt"/>
    </style:style>
    <style:style style:name="T17" style:family="text">
      <style:text-properties style:use-window-font-color="true" loext:opacity="0%" fo:font-size="11pt" officeooo:rsid="0099ff5a" style:font-size-asian="10.5pt"/>
    </style:style>
    <style:style style:name="T18" style:family="text">
      <style:text-properties style:use-window-font-color="true" loext:opacity="0%" fo:font-size="11pt" officeooo:rsid="00a18f76" style:font-size-asian="10.5pt"/>
    </style:style>
    <style:style style:name="T19" style:family="text">
      <style:text-properties style:use-window-font-color="true" loext:opacity="0%" fo:font-size="11pt" officeooo:rsid="00b1ca92" style:font-size-asian="10.5pt"/>
    </style:style>
    <style:style style:name="T20" style:family="text">
      <style:text-properties style:use-window-font-color="true" loext:opacity="0%" fo:font-size="11pt" officeooo:rsid="00ef6909" style:font-size-asian="10.5pt"/>
    </style:style>
    <style:style style:name="T21" style:family="text">
      <style:text-properties style:use-window-font-color="true" loext:opacity="0%" fo:font-size="11pt" fo:font-weight="bold" officeooo:rsid="007f4d7b" style:font-size-asian="10.5pt" style:font-weight-asian="bold" style:font-weight-complex="bold"/>
    </style:style>
    <style:style style:name="T22" style:family="text">
      <style:text-properties style:use-window-font-color="true" loext:opacity="0%" fo:font-size="11pt" fo:font-weight="bold" officeooo:rsid="0114db2c" style:font-size-asian="10.5pt" style:font-weight-asian="bold" style:font-weight-complex="bold"/>
    </style:style>
    <style:style style:name="T23" style:family="text">
      <style:text-properties style:use-window-font-color="true" loext:opacity="0%" fo:font-size="11pt" fo:font-weight="bold" officeooo:rsid="00b1ca92" style:font-size-asian="10.5pt" style:font-weight-asian="bold" style:font-weight-complex="bold"/>
    </style:style>
    <style:style style:name="T24" style:family="text">
      <style:text-properties style:use-window-font-color="true" loext:opacity="0%" fo:font-size="11pt" fo:font-style="italic" officeooo:rsid="008370ac" style:font-size-asian="10.5pt" style:font-style-asian="italic" style:font-style-complex="italic"/>
    </style:style>
    <style:style style:name="T25" style:family="text">
      <style:text-properties style:use-window-font-color="true" loext:opacity="0%" style:font-name="Liberation Sans1" fo:font-size="9pt" fo:font-weight="bold" style:font-size-asian="10.5pt" style:font-weight-asian="bold" style:font-weight-complex="bold"/>
    </style:style>
    <style:style style:name="T26" style:family="text">
      <style:text-properties style:use-window-font-color="true" loext:opacity="0%" style:font-name="Liberation Sans1" fo:font-size="9pt" fo:font-weight="bold" officeooo:rsid="0115d4e0" style:font-size-asian="10.5pt" style:font-weight-asian="bold" style:font-weight-complex="bold"/>
    </style:style>
    <style:style style:name="T27" style:family="text">
      <style:text-properties style:use-window-font-color="true" loext:opacity="0%" style:font-name="Liberation Sans1" fo:font-size="9pt" fo:font-weight="bold" officeooo:rsid="0117964a" style:font-size-asian="10.5pt" style:font-weight-asian="bold" style:font-weight-complex="bold"/>
    </style:style>
    <style:style style:name="T28" style:family="text">
      <style:text-properties style:use-window-font-color="true" loext:opacity="0%" style:font-name="Liberation Sans1" fo:font-size="9pt" fo:font-weight="bold" officeooo:rsid="008ba4fd" style:font-size-asian="10.5pt" style:font-weight-asian="bold" style:font-weight-complex="bold"/>
    </style:style>
    <style:style style:name="T29" style:family="text">
      <style:text-properties style:use-window-font-color="true" loext:opacity="0%" style:font-name="Liberation Sans1" fo:font-size="9pt" fo:font-weight="bold" officeooo:rsid="011a9f62" style:font-size-asian="10.5pt" style:font-weight-asian="bold" style:font-weight-complex="bold"/>
    </style:style>
    <style:style style:name="T30" style:family="text">
      <style:text-properties style:use-window-font-color="true" loext:opacity="0%" style:font-name="Liberation Sans1" fo:font-size="9pt" fo:font-weight="bold" officeooo:rsid="011d0ac7" style:font-size-asian="10.5pt" style:font-weight-asian="bold" style:font-weight-complex="bold"/>
    </style:style>
    <style:style style:name="T31" style:family="text">
      <style:text-properties style:use-window-font-color="true" loext:opacity="0%" style:font-name="Liberation Sans1" fo:font-size="9pt" fo:font-weight="bold" officeooo:rsid="00851d52" style:font-size-asian="10.5pt" style:font-weight-asian="bold" style:font-weight-complex="bold"/>
    </style:style>
    <style:style style:name="T32" style:family="text">
      <style:text-properties style:use-window-font-color="true" loext:opacity="0%" style:font-name="Liberation Sans1" fo:font-size="9pt" fo:font-weight="bold" officeooo:rsid="00862fb6" style:font-size-asian="10.5pt" style:font-weight-asian="bold" style:font-weight-complex="bold"/>
    </style:style>
    <style:style style:name="T33" style:family="text">
      <style:text-properties style:use-window-font-color="true" loext:opacity="0%" style:font-name="Liberation Sans1" fo:font-size="9pt" fo:font-weight="bold" officeooo:rsid="008afa75" style:font-size-asian="10.5pt" style:font-weight-asian="bold" style:font-weight-complex="bold"/>
    </style:style>
    <style:style style:name="T34" style:family="text">
      <style:text-properties style:use-window-font-color="true" loext:opacity="0%" style:font-name="Liberation Sans1" fo:font-size="9pt" officeooo:rsid="00cfa886" style:font-size-asian="10.5pt"/>
    </style:style>
    <style:style style:name="T35" style:family="text">
      <style:text-properties style:use-window-font-color="true" loext:opacity="0%" style:font-name="Liberation Sans1" fo:font-size="9pt" officeooo:rsid="011a9f62" style:font-size-asian="10.5pt"/>
    </style:style>
    <style:style style:name="T36" style:family="text">
      <style:text-properties style:use-window-font-color="true" loext:opacity="0%" style:font-name="Liberation Sans1" fo:font-size="9pt" officeooo:rsid="011a9f62"/>
    </style:style>
    <style:style style:name="T37" style:family="text">
      <style:text-properties officeooo:rsid="0115d4e0"/>
    </style:style>
    <style:style style:name="T38" style:family="text">
      <style:text-properties officeooo:rsid="0114db2c"/>
    </style:style>
    <style:style style:name="T39" style:family="text">
      <style:text-properties officeooo:rsid="00c525fb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weight="bold" officeooo:rsid="006f3381" style:font-weight-asian="bold" style:font-weight-complex="bold"/>
    </style:style>
    <style:style style:name="T42" style:family="text">
      <style:text-properties fo:font-weight="bold" officeooo:rsid="007f4d7b" style:font-weight-asian="bold" style:font-weight-complex="bold"/>
    </style:style>
    <style:style style:name="T43" style:family="text">
      <style:text-properties officeooo:rsid="00c6adfb"/>
    </style:style>
    <style:style style:name="T44" style:family="text">
      <style:text-properties fo:font-style="italic" style:font-style-asian="italic" style:font-style-complex="italic"/>
    </style:style>
    <style:style style:name="T45" style:family="text">
      <style:text-properties officeooo:rsid="007074ab"/>
    </style:style>
    <style:style style:name="T46" style:family="text">
      <style:text-properties officeooo:rsid="0084a154"/>
    </style:style>
    <style:style style:name="T47" style:family="text">
      <style:text-properties officeooo:rsid="00d9e4e1"/>
    </style:style>
    <style:style style:name="T48" style:family="text">
      <style:text-properties officeooo:rsid="0117964a"/>
    </style:style>
    <style:style style:name="T49" style:family="text">
      <style:text-properties officeooo:rsid="067bbb98" fo:background-color="transparent" loext:char-shading-value="0"/>
    </style:style>
    <style:style style:name="T50" style:family="text">
      <style:text-properties officeooo:rsid="007297f4"/>
    </style:style>
    <style:style style:name="T51" style:family="text">
      <style:text-properties officeooo:rsid="011a9f62"/>
    </style:style>
    <style:style style:name="T52" style:family="text">
      <style:text-properties officeooo:rsid="054e190d"/>
    </style:style>
    <style:style style:name="T53" style:family="text">
      <style:text-properties officeooo:rsid="05059ef4"/>
    </style:style>
    <style:style style:name="T54" style:family="text">
      <style:text-properties officeooo:rsid="05773262"/>
    </style:style>
    <style:style style:name="T55" style:family="text">
      <style:text-properties officeooo:rsid="057ae716"/>
    </style:style>
    <style:style style:name="T56" style:family="text">
      <style:text-properties officeooo:rsid="00cfa886"/>
    </style:style>
    <style:style style:name="T57" style:family="text">
      <style:text-properties officeooo:rsid="005cff6f"/>
    </style:style>
    <style:style style:name="T58" style:family="text">
      <style:text-properties officeooo:rsid="011ddf12"/>
    </style:style>
    <style:style style:name="T59" style:family="text">
      <style:text-properties officeooo:rsid="008370ac"/>
    </style:style>
    <style:style style:name="T60" style:family="text">
      <style:text-properties officeooo:rsid="008afa75"/>
    </style:style>
    <style:style style:name="T61" style:family="text">
      <style:text-properties officeooo:rsid="008da6de"/>
    </style:style>
    <style:style style:name="T62" style:family="text">
      <style:text-properties officeooo:rsid="0096fa5a"/>
    </style:style>
    <style:style style:name="T63" style:family="text">
      <style:text-properties officeooo:rsid="009fe87d"/>
    </style:style>
    <style:style style:name="T64" style:family="text">
      <style:text-properties fo:color="#000000" loext:opacity="100%" style:text-line-through-style="none" style:text-line-through-type="none" style:font-name="Liberation Serif" fo:font-size="11pt" fo:font-style="normal" officeooo:rsid="05773262" style:font-size-asian="11pt" style:font-style-asian="normal" style:font-style-complex="normal"/>
    </style:style>
    <style:style style:name="T65" style:family="text">
      <style:text-properties officeooo:rsid="00a18f76"/>
    </style:style>
    <style:style style:name="T66" style:family="text">
      <style:text-properties officeooo:rsid="00ae2332"/>
    </style:style>
    <style:style style:name="T67" style:family="text">
      <style:text-properties officeooo:rsid="00b1ca92"/>
    </style:style>
    <style:style style:name="T68" style:family="text">
      <style:text-properties officeooo:rsid="00bc9885"/>
    </style:style>
    <style:style style:name="fr1" style:family="graphic" style:parent-style-name="EG_20_Cornice_20_aggiornamento">
      <style:graphic-properties style:vertical-pos="middle" style:vertical-rel="char" style:horizontal-pos="from-left" style:horizontal-rel="page-content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2" text:separation-character="-" text:name="Illustration"/>
        <text:sequence-decl text:display-outline-level="2" text:separation-character="-" text:name="Table"/>
        <text:sequence-decl text:display-outline-level="2" text:separation-character="-" text:name="Text"/>
        <text:sequence-decl text:display-outline-level="0" text:name="Drawing"/>
        <text:sequence-decl text:display-outline-level="0" text:name="Figure"/>
      </text:sequence-decls>
      <text:h text:style-name="P26" text:outline-level="2"><text:bookmark-start text:name="__RefHeading___Toc2084_4274643445"/><text:reference-mark-start text:name="ch rtv uffici"/>Uffici<text:bookmark-end text:name="__RefHeading___Toc2084_4274643445"/><text:reference-mark-end text:name="ch rtv uffici"/></text:h>
      <text:table-of-content text:style-name="Sect1" text:protected="true" text:name="Table of Contents1">
        <text:table-of-content-source text:outline-level="4" text:use-index-marks="false" text:index-scope="chapter">
          <text:index-title-template text:style-name="Contents_20_Heading"/>
          <text:table-of-content-entry-template text:outline-level="1" text:style-name="Contents_20_1"/>
          <text:table-of-content-entry-template text:outline-level="2" text:style-name="Contents_20_2"/>
          <text:table-of-content-entry-template text:outline-level="3" text:style-name="Contents_20_3">
            <text:index-entry-link-start text:style-name="Index_20_Link"/>
            <text:index-entry-text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text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0cm" style:leader-char=" 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0cm" style:leader-char=" 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0cm" style:leader-char=" 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0cm" style:leader-char=" 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0cm" style:leader-char=" 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0cm" style:leader-char=" "/>
            <text:index-entry-page-number/>
            <text:index-entry-link-end/>
          </text:table-of-content-entry-template>
          <text:index-source-styles text:outline-level="1">
            <text:index-source-style text:style-name="Heading_20_3"/>
          </text:index-source-styles>
        </text:table-of-content-source>
        <text:index-body>
          <text:p text:style-name="P2"/>
          <text:p text:style-name="P3"><text:a xlink:type="simple" xlink:href="#__RefHeading___Toc50449_1164764843" text:style-name="Index_20_Link" text:visited-style-name="Index_20_Link">Campo di applicazione</text:a></text:p>
          <text:p text:style-name="P3"><text:a xlink:type="simple" xlink:href="#__RefHeading___Toc50451_1164764843" text:style-name="Index_20_Link" text:visited-style-name="Index_20_Link">Classificazioni</text:a></text:p>
          <text:p text:style-name="P3"><text:a xlink:type="simple" xlink:href="#__RefHeading___Toc50453_1164764843" text:style-name="Index_20_Link" text:visited-style-name="Index_20_Link">Valutazione del rischio di incendio</text:a></text:p>
          <text:p text:style-name="P3"><text:a xlink:type="simple" xlink:href="#__RefHeading___Toc50455_1164764843" text:style-name="Index_20_Link" text:visited-style-name="Index_20_Link">Strategia antincendio</text:a></text:p>
          <text:p text:style-name="P4"><text:a xlink:type="simple" xlink:href="#__RefHeading___Toc50457_1164764843" text:style-name="Index_20_Link" text:visited-style-name="Index_20_Link">Reazione al fuoco</text:a></text:p>
          <text:p text:style-name="P4"><text:a xlink:type="simple" xlink:href="#__RefHeading___Toc50459_1164764843" text:style-name="Index_20_Link" text:visited-style-name="Index_20_Link">Resistenza al fuoco</text:a></text:p>
          <text:p text:style-name="P4"><text:a xlink:type="simple" xlink:href="#__RefHeading___Toc50461_1164764843" text:style-name="Index_20_Link" text:visited-style-name="Index_20_Link">Compartimentazione</text:a></text:p>
          <text:p text:style-name="P4"><text:a xlink:type="simple" xlink:href="#__RefHeading___Toc50463_1164764843" text:style-name="Index_20_Link" text:visited-style-name="Index_20_Link">Gestione della sicurezza antincendio</text:a></text:p>
          <text:p text:style-name="P4"><text:a xlink:type="simple" xlink:href="#__RefHeading___Toc50465_1164764843" text:style-name="Index_20_Link" text:visited-style-name="Index_20_Link">Controllo dell’incendio</text:a></text:p>
          <text:p text:style-name="P4"><text:a xlink:type="simple" xlink:href="#__RefHeading___Toc50467_1164764843" text:style-name="Index_20_Link" text:visited-style-name="Index_20_Link">Rivelazione ed allarme</text:a></text:p>
          <text:p text:style-name="P4"><text:a xlink:type="simple" xlink:href="#__RefHeading___Toc50469_1164764843" text:style-name="Index_20_Link" text:visited-style-name="Index_20_Link">Sicurezza degli impianti tecnologici e di servizio</text:a></text:p>
        </text:index-body>
      </text:table-of-content>
      <text:p text:style-name="Standard"/>
      <text:h text:style-name="P27" text:outline-level="3"><text:bookmark-start text:name="__RefHeading___Toc50449_1164764843"/>Campo di applicazione<text:bookmark-end text:name="__RefHeading___Toc50449_1164764843"/></text:h>
      <text:list xml:id="list2670320588" text:style-name="EG_20_All_20_commi">
        <text:list-item text:start-value="1">
          <text:p text:style-name="P35">La presente regola tecnica verticale reca disposizioni di prevenzione incendi riguardanti attività di ufficio con oltre 300 <text:span text:style-name="T14">o</text:span><text:span text:style-name="T15">ccupanti</text:span>.</text:p>
        </text:list-item>
      </text:list>
      <text:list xml:id="list3504706340" text:style-name="EG_20_All_20_nota_20_auto">
        <text:list-item>
          <text:p text:style-name="EG_20_Nota"><text:span text:style-name="T63">I</text:span>nclude le aree destinate ad attività non strettamente riconducibili all’ufficio stesso, ma in ogni caso funzionali e compatibili con tale destinazione d’uso quali ad esempio: pubblici esercizi per la somministrazione di alimenti e bevande, agenzie di servizi, aree commerciali di modeste superfici con quantitativi di materiali combustibili non significativi, …</text:p>
        </text:list-item>
      </text:list>
      <text:h text:style-name="P28" text:outline-level="3"><text:bookmark-start text:name="__RefHeading___Toc50451_1164764843"/><text:span text:style-name="T68">C</text:span>lassificazioni<text:bookmark-end text:name="__RefHeading___Toc50451_1164764843"/></text:h>
      <text:list xml:id="list210533059694488" text:continue-list="list2670320588" text:style-name="EG_20_All_20_commi">
        <text:list-item text:start-value="1">
          <text:p text:style-name="P40">Ai fini della presente regola tecnica, gli <text:span text:style-name="T11">uffici</text:span> sono classificati come segue:</text:p>
          <text:list>
            <text:list-item>
              <text:p text:style-name="P40">in relazione al numero de<text:span text:style-name="T59">gli</text:span><text:span text:style-name="Emphasis"> </text:span><text:span text:style-name="Emphasis"><text:span text:style-name="T24">occupanti </text:span></text:span>n:</text:p>
              <text:p text:style-name="P40"><text:span text:style-name="Strong_20_Emphasis">OA</text:span>: 300 &lt; n ≤ 500;</text:p>
              <text:p text:style-name="P40"><text:span text:style-name="Strong_20_Emphasis">OB</text:span>: 500 &lt; n ≤ 800;</text:p>
              <text:p text:style-name="P40"><text:span text:style-name="Strong_20_Emphasis">OC</text:span>: n &gt; 800.</text:p>
            </text:list-item>
            <text:list-item>
              <text:p text:style-name="P40"><text:span text:style-name="T38">in relazione</text:span> alla massima <text:span text:style-name="Emphasis">quota d</text:span><text:span text:style-name="Emphasis"><text:span text:style-name="T39">ei</text:span></text:span><text:span text:style-name="Emphasis"> piani</text:span> h:</text:p>
              <text:p text:style-name="P36"><text:span text:style-name="T41">H</text:span><text:span text:style-name="T23">A</text:span>: h ≤ <text:span text:style-name="T4">12</text:span> m;</text:p>
              <text:p text:style-name="P36"><text:span text:style-name="T40">H</text:span><text:span text:style-name="T23">B</text:span>: <text:span text:style-name="T38">12 m &lt;</text:span>h ≤ <text:span text:style-name="T4">2</text:span><text:span text:style-name="T19">4</text:span> m;</text:p>
              <text:p text:style-name="P36"><text:span text:style-name="T40">H</text:span><text:span text:style-name="T23">C</text:span>: <text:span text:style-name="T4">24</text:span><text:span text:style-name="T38"> m &lt;</text:span>h ≤ <text:span text:style-name="T4">3</text:span><text:span text:style-name="T19">2</text:span> m;</text:p>
              <text:p text:style-name="P36"><text:span text:style-name="T40">H</text:span><text:span text:style-name="T23">D</text:span>: <text:span text:style-name="T4">3</text:span><text:span text:style-name="T19">2</text:span><text:span text:style-name="T67"> m &lt;</text:span>h ≤ <text:span text:style-name="T4">54</text:span> m;</text:p>
              <text:p text:style-name="P36"><text:span text:style-name="T40">H</text:span><text:span text:style-name="T23">E</text:span>: <text:span text:style-name="T43">h &gt; </text:span><text:span text:style-name="T5">5</text:span><text:span text:style-name="T4">4</text:span><text:span text:style-name="T43"> m.</text:span></text:p>
            </text:list-item>
          </text:list>
        </text:list-item>
        <text:list-item>
          <text:p text:style-name="P40">Le aree dell’attività sono classificate come segue:</text:p>
          <text:p text:style-name="P40"><text:span text:style-name="T40">T</text:span><text:span text:style-name="T42">A</text:span>: locali destinati agli uffici e a spazi comuni;</text:p>
          <text:p text:style-name="P35"><text:span text:style-name="T40">T</text:span><text:span text:style-name="T21">M</text:span>: depositi o archivi di superficie lorda <text:span text:style-name="T13">&gt; </text:span>25 m<text:span text:style-name="EG_20_Apice">2</text:span> e carico di incendio specifico q<text:span text:style-name="EG_20_Pedice">f</text:span> &gt; 600 MJ/m<text:span text:style-name="EG_20_Apice">2</text:span>;</text:p>
          <text:p text:style-name="P40"><text:span text:style-name="T41">T</text:span><text:span text:style-name="T21">O</text:span>: locali con affollamento &gt; 100 persone;</text:p>
        </text:list-item>
      </text:list>
      <text:list xml:id="list210532458705513" text:continue-list="list3504706340" text:style-name="EG_20_All_20_nota_20_auto">
        <text:list-item>
          <text:p text:style-name="P25">Ad esempio: sale conferenza, sala riunione, mense, …</text:p>
        </text:list-item>
      </text:list>
      <text:list xml:id="list210532425442186" text:continue-list="list210533059694488" text:style-name="EG_20_All_20_commi">
        <text:list-header>
          <text:p text:style-name="P35"><text:span text:style-name="T40">T</text:span><text:span text:style-name="T22">K</text:span>: locali con carico di incendio specifico q<text:span text:style-name="EG_20_Pedice">f</text:span> &gt; 1200 MJ/m<text:span text:style-name="EG_20_Apice">2</text:span>;</text:p>
          <text:p text:style-name="P40"><text:span text:style-name="T40">TT</text:span>: locali in cui siano presenti quantità significative di apparecchiature elettriche ed elettroniche, locali tecnici rilevanti ai fini della sicurezza antincendio;</text:p>
        </text:list-header>
      </text:list>
      <text:list xml:id="list210532324593444" text:continue-list="list210532458705513" text:style-name="EG_20_All_20_nota_20_auto">
        <text:list-item>
          <text:p text:style-name="P25">Ad esempio: centri elaborazione dati, stamperie, cabine elettriche, …</text:p>
        </text:list-item>
      </text:list>
      <text:list xml:id="list210531946124311" text:continue-list="list210532425442186" text:style-name="EG_20_All_20_commi">
        <text:list-header>
          <text:p text:style-name="P40"><text:span text:style-name="T40">TZ</text:span>: altre aree.</text:p>
        </text:list-header>
        <text:list-item>
          <text:p text:style-name="P37">Sono considerate aree a rischio specifico (capitolo <text:reference-ref text:reference-format="chapter" text:ref-name="ch aree a rischio specifico">Errore: sorgente del riferimento non trovata</text:reference-ref>) almeno le seguenti aree: aree TK.</text:p>
        </text:list-item>
      </text:list>
      <text:h text:style-name="P29" text:outline-level="3"><text:bookmark-start text:name="__RefHeading___Toc50453_1164764843"/><text:span text:style-name="T68">V</text:span>alutazione del rischio di incendio<text:bookmark-end text:name="__RefHeading___Toc50453_1164764843"/></text:h>
      <text:list xml:id="list210532362800649" text:continue-list="list210531946124311" text:style-name="EG_20_All_20_commi">
        <text:list-item text:start-value="1">
          <text:p text:style-name="P37">La progettazione della sicurezza antincendio deve essere effettuata attuando la metodologia di cui al capitolo <text:reference-ref text:reference-format="chapter" text:ref-name="ch progettazione">Errore: sorgente del riferimento non trovata</text:reference-ref>.</text:p>
        </text:list-item>
        <text:list-item>
          <text:p text:style-name="P37">I <text:span text:style-name="T44">profili di rischio</text:span> sono determinati secondo la metodologia di cui al capitolo <text:reference-ref text:reference-format="chapter" text:ref-name="ch profili di rischio">Errore: sorgente del riferimento non trovata</text:reference-ref>.</text:p>
        </text:list-item>
      </text:list>
      <text:h text:style-name="P28" text:outline-level="3"><text:bookmark-start text:name="__RefHeading___Toc50455_1164764843"/><text:soft-page-break/><text:span text:style-name="T68">S</text:span>trategia antincendio<text:bookmark-end text:name="__RefHeading___Toc50455_1164764843"/></text:h>
      <text:list xml:id="list210533049198375" text:continue-list="list210532362800649" text:style-name="EG_20_All_20_commi">
        <text:list-item text:start-value="1">
          <text:p text:style-name="P41">Devono essere applicate <text:span text:style-name="T44">tutte</text:span> le misure antincendio della <text:span text:style-name="Emphasis">regola tecnica orizzontale</text:span> attribuendo i livelli di prestazione secondo i criteri in esse definiti, fermo restando quanto indicato al successivo <text:span text:style-name="T17">comma</text:span> 3.</text:p>
        </text:list-item>
        <text:list-item>
          <text:p text:style-name="P37">Devono essere applicate le prescrizioni del capitolo <text:reference-ref text:reference-format="chapter" text:ref-name="ch aree a rischio specifico">Errore: sorgente del riferimento non trovata</text:reference-ref><text:span text:style-name="T45"> in merito alle aree a rischio specifico e le prescrizioni delle altre </text:span><text:span text:style-name="Emphasis"><text:span text:style-name="T45">regole tecniche verticali</text:span></text:span><text:span text:style-name="T45">, ove pertinenti.</text:span></text:p>
        </text:list-item>
        <text:list-item>
          <text:p text:style-name="P40">Nei paragrafi che seguono sono riportate indicazioni complementari o sostitutive delle <text:span text:style-name="Emphasis">soluzioni conformi</text:span> previste dai corrispondenti livelli di prestazione della RTO.</text:p>
        </text:list-item>
      </text:list>
      <text:h text:style-name="P30" text:outline-level="4"><text:bookmark-start text:name="__RefHeading___Toc50457_1164764843"/><text:span text:style-name="T68">R</text:span>eazione al fuoco<text:bookmark-end text:name="__RefHeading___Toc50457_1164764843"/></text:h>
      <text:list xml:id="list210532588907190" text:continue-list="list210533049198375" text:style-name="EG_20_All_20_commi">
        <text:list-item text:start-value="1">
          <text:p text:style-name="P37">Nelle vie d’esodo verticali, <text:span text:style-name="Emphasis"><text:span text:style-name="T16">percorsi d’esodo</text:span></text:span> (es. corridoi, atri, <text:span text:style-name="T62">filtri,</text:span> …) <text:span text:style-name="T62">e </text:span><text:span text:style-name="Emphasis"><text:span text:style-name="T62">spazi calmi</text:span></text:span> devono essere impiegati materiali appartenenti almeno al gruppo GM2 di reazione al fuoco (<text:span text:style-name="T6">c</text:span>apitolo <text:reference-ref text:reference-format="chapter" text:ref-name="ch reazione al fuoco">Errore: sorgente del riferimento non trovata</text:reference-ref>).</text:p>
        </text:list-item>
        <text:list-item>
          <text:p text:style-name="P37"><text:span text:style-name="T45">Negli ambienti del </text:span><text:span text:style-name="T7">c</text:span><text:span text:style-name="T17">omma</text:span><text:span text:style-name="T8"> </text:span><text:span text:style-name="T45">1 è ammesso l’impiego di materiali appartenenti al gruppo GM3 di reazione al fuoco (capitolo </text:span><text:span text:style-name="T45"><text:reference-ref text:reference-format="chapter" text:ref-name="ch reazione al fuoco">Errore: sorgente del riferimento non trovata</text:reference-ref></text:span><text:span text:style-name="T45">) con l’incremento di un livello di prestazione delle misure richieste per il controllo dell’incendio (capitolo </text:span><text:span text:style-name="T45"><text:reference-ref text:reference-format="chapter" text:ref-name="ch controllo incendio">Errore: sorgente del riferimento non trovata</text:reference-ref></text:span><text:span text:style-name="T45">) e per la rivelazione ed allarme (capitolo </text:span><text:span text:style-name="T45"><text:reference-ref text:reference-format="chapter" text:ref-name="ch IRAI">Errore: sorgente del riferimento non trovata</text:reference-ref></text:span><text:span text:style-name="T45">).</text:span></text:p>
        </text:list-item>
      </text:list>
      <text:h text:style-name="P30" text:outline-level="4"><text:bookmark-start text:name="__RefHeading___Toc50459_1164764843"/><text:span text:style-name="T68">R</text:span>e<text:span text:style-name="T45">sistenza al fuoco</text:span><text:bookmark-end text:name="__RefHeading___Toc50459_1164764843"/></text:h>
      <text:list xml:id="list210532212263862" text:continue-list="list210532588907190" text:style-name="EG_20_All_20_commi">
        <text:list-item text:start-value="1">
          <text:p text:style-name="P37">La classe di resistenza al fuoco <text:span text:style-name="T46">dei compartimenti</text:span> (<text:span text:style-name="T47">c</text:span>apitolo <text:reference-ref text:reference-format="chapter" text:ref-name="ch resistenza al fuoco">Errore: sorgente del riferimento non trovata</text:reference-ref>) non può essere inferiore a quanto previsto in tabella <text:sequence-ref text:reference-format="value" text:ref-name="refTable0">V.4-1</text:sequence-ref>.</text:p>
        </text:list-item>
        <text:list-item>
          <text:p text:style-name="P37">Qualora l’attività occupi un unico piano a quota <text:span text:style-name="T3">≥ </text:span>-1 m e <text:span text:style-name="T10">&lt; </text:span>1 m, in opera da costruzione destinata esclusivamente a tale attività e compartimentata rispetto ad altre opere da costruzione, e tutte le <text:span text:style-name="T6">a</text:span>ree TA e TO dispongano di vie d’esodo che non attraversino altre <text:span text:style-name="T37">a</text:span>ree è ammessa la classe 15 di resistenza al fuoco (<text:span text:style-name="T6">c</text:span>apitolo <text:reference-ref text:reference-format="chapter" text:ref-name="ch resistenza al fuoco">Errore: sorgente del riferimento non trovata</text:reference-ref>).</text:p>
        </text:list-item>
      </text:list>
      <table:table table:name="Tabella1" table:style-name="Tabella1">
        <table:table-column table:style-name="Tabella1.A"/>
        <table:table-column table:style-name="Tabella1.B" table:number-columns-repeated="4"/>
        <table:table-column table:style-name="Tabella1.F"/>
        <table:table-row table:style-name="TableLine94660397056000">
          <table:table-cell table:style-name="Tabella1.A1" table:number-rows-spanned="2" office:value-type="string">
            <text:p text:style-name="Table_20_Heading">Compartimenti</text:p>
          </table:table-cell>
          <table:table-cell table:style-name="Tabella1.B1" table:number-columns-spanned="5" office:value-type="string">
            <text:p text:style-name="Table_20_Heading">Attività</text:p>
          </table:table-cell>
          <table:covered-table-cell/>
          <table:covered-table-cell/>
          <table:covered-table-cell/>
          <table:covered-table-cell/>
        </table:table-row>
        <table:table-row table:style-name="TableLine94660338792112">
          <table:covered-table-cell table:style-name="Tabella1.A2"/>
          <table:table-cell table:style-name="Tabella1.A2" office:value-type="string">
            <text:p text:style-name="Table_20_Heading">HA</text:p>
          </table:table-cell>
          <table:table-cell table:style-name="Tabella1.A2" office:value-type="string">
            <text:p text:style-name="Table_20_Heading">H<text:span text:style-name="T26">B</text:span></text:p>
          </table:table-cell>
          <table:table-cell table:style-name="Tabella1.A2" office:value-type="string">
            <text:p text:style-name="Table_20_Heading">H<text:span text:style-name="T26">C</text:span></text:p>
          </table:table-cell>
          <table:table-cell table:style-name="Tabella1.A2" office:value-type="string">
            <text:p text:style-name="Table_20_Heading">H<text:span text:style-name="T26">D</text:span></text:p>
          </table:table-cell>
          <table:table-cell table:style-name="Tabella1.F2" office:value-type="string">
            <text:p text:style-name="Table_20_Heading">H<text:span text:style-name="T26">E</text:span></text:p>
          </table:table-cell>
        </table:table-row>
        <table:table-row table:style-name="TableLine94660455075792">
          <table:table-cell table:style-name="Tabella1.A3" office:value-type="string">
            <text:p text:style-name="Table_20_Contents">Fuori terra</text:p>
          </table:table-cell>
          <table:table-cell table:style-name="Tabella1.B3" office:value-type="string">
            <text:p text:style-name="Contenuto_20_tabella_20_centrato">30</text:p>
          </table:table-cell>
          <table:table-cell table:style-name="Tabella1.C3" table:number-columns-spanned="3" office:value-type="string">
            <text:p text:style-name="Contenuto_20_tabella_20_centrato">60</text:p>
          </table:table-cell>
          <table:covered-table-cell/>
          <table:covered-table-cell/>
          <table:table-cell table:style-name="Tabella1.F3" office:value-type="string">
            <text:p text:style-name="Contenuto_20_tabella_20_centrato">90</text:p>
          </table:table-cell>
        </table:table-row>
        <table:table-row table:style-name="TableLine94660441862832">
          <table:table-cell table:style-name="Tabella1.A4" office:value-type="string">
            <text:p text:style-name="Table_20_Contents">Interrati</text:p>
          </table:table-cell>
          <table:table-cell table:style-name="Tabella1.B4" table:number-columns-spanned="4" office:value-type="string">
            <text:p text:style-name="Contenuto_20_tabella_20_centrato">60</text:p>
          </table:table-cell>
          <table:covered-table-cell/>
          <table:covered-table-cell/>
          <table:covered-table-cell/>
          <table:table-cell table:style-name="Tabella1.F4" office:value-type="string">
            <text:p text:style-name="Contenuto_20_tabella_20_centrato">90</text:p>
          </table:table-cell>
        </table:table-row>
      </table:table>
      <text:p text:style-name="P7"><text:span text:style-name="T52">Tabella </text:span><text:span text:style-name="T52"><text:sequence text:ref-name="refTable0" text:name="Table" text:formula="ooow:Table+1" style:num-format="1">V.4-1</text:sequence></text:span><text:span text:style-name="T52">: Classe di resistenza la fuoco</text:span></text:p>
      <text:h text:style-name="P31" text:outline-level="4"><text:bookmark-start text:name="__RefHeading___Toc50461_1164764843"/><text:span text:style-name="T68">C</text:span>ompartimentazione<text:bookmark-end text:name="__RefHeading___Toc50461_1164764843"/></text:h>
      <text:list xml:id="list210533243677319" text:continue-list="list210532212263862" text:style-name="EG_20_All_20_commi">
        <text:list-item text:start-value="1">
          <text:p text:style-name="P40">Le aree di tipo TA, TO devono essere ubicate a quota di piano ≥ -5 m.</text:p>
        </text:list-item>
        <text:list-item>
          <text:p text:style-name="P37">Le aree di tipo TA e TO con controllo dell’incendio (capitolo <text:reference-ref text:reference-format="chapter" text:ref-name="ch controllo incendio">Errore: sorgente del riferimento non trovata</text:reference-ref>) di livello di prestazione IV e con vie di esodo verticali protette possono essere ubicate a quote ≥ -10 m.</text:p>
        </text:list-item>
        <text:list-item>
          <text:p text:style-name="P37">Le aree dell’attività devono avere le caratteristiche di compartimentazione (<text:span text:style-name="T48">c</text:span>apitolo <text:reference-ref text:reference-format="chapter" text:ref-name="ch compartimentazione">Errore: sorgente del riferimento non trovata</text:reference-ref>) previste in tabella <text:sequence-ref text:reference-format="value" text:ref-name="refTable1">V.4-2</text:sequence-ref>.</text:p>
        </text:list-item>
        <text:list-item>
          <text:p text:style-name="P37">Gli uffici afferenti a responsabili dell’attività diversi possono essere ubicati all’interno dello stesso compartimento, avere comunicazioni dirette (capitolo <text:reference-ref text:reference-format="chapter" text:ref-name="ch compartimentazione">Errore: sorgente del riferimento non trovata</text:reference-ref>) e sistema d’esodo comune.</text:p>
        </text:list-item>
      </text:list>
      <table:table table:name="Tabella5" table:style-name="Tabella5">
        <table:table-column table:style-name="Tabella5.A"/>
        <table:table-column table:style-name="Tabella5.B" table:number-columns-repeated="4"/>
        <table:table-column table:style-name="Tabella5.F"/>
        <table:table-row table:style-name="TableLine94660363449344">
          <table:table-cell table:style-name="Tabella5.A1" table:number-rows-spanned="2" office:value-type="string">
            <text:p text:style-name="P9">Are<text:span text:style-name="T61">a</text:span></text:p>
          </table:table-cell>
          <table:table-cell table:style-name="Tabella5.B1" table:number-columns-spanned="5" office:value-type="string">
            <text:p text:style-name="P9"><text:span text:style-name="T26">A</text:span>ttività</text:p>
          </table:table-cell>
          <table:covered-table-cell/>
          <table:covered-table-cell/>
          <table:covered-table-cell/>
          <table:covered-table-cell/>
        </table:table-row>
        <table:table-row table:style-name="TableLine94660484606464">
          <table:covered-table-cell table:style-name="Tabella5.A2"/>
          <table:table-cell table:style-name="Tabella5.A2" office:value-type="string">
            <text:p text:style-name="P20">HA</text:p>
          </table:table-cell>
          <table:table-cell table:style-name="Tabella5.A2" office:value-type="string">
            <text:p text:style-name="P9">H<text:span text:style-name="T26">B</text:span></text:p>
          </table:table-cell>
          <table:table-cell table:style-name="Tabella5.A2" office:value-type="string">
            <text:p text:style-name="P9">H<text:span text:style-name="T26">C</text:span></text:p>
          </table:table-cell>
          <table:table-cell table:style-name="Tabella5.A2" office:value-type="string">
            <text:p text:style-name="P9">H<text:span text:style-name="T26">D</text:span></text:p>
          </table:table-cell>
          <table:table-cell table:style-name="Tabella5.F2" office:value-type="string">
            <text:p text:style-name="P9">H<text:span text:style-name="T26">E</text:span></text:p>
          </table:table-cell>
        </table:table-row>
        <table:table-row table:style-name="TableLine94660456518544">
          <table:table-cell table:style-name="Tabella5.A3" office:value-type="string">
            <text:p text:style-name="Contenuto_20_tabella_20_centrato">TA</text:p>
          </table:table-cell>
          <table:table-cell table:style-name="Tabella5.B3" table:number-columns-spanned="5" office:value-type="string">
            <text:p text:style-name="Contenuto_20_tabella_20_centrato">Nessun requisito aggiuntivo</text:p>
          </table:table-cell>
          <table:covered-table-cell/>
          <table:covered-table-cell/>
          <table:covered-table-cell/>
          <table:covered-table-cell/>
        </table:table-row>
        <table:table-row table:style-name="TableLine94660529128768">
          <table:table-cell table:style-name="Tabella5.A4" office:value-type="string">
            <text:p text:style-name="Contenuto_20_tabella_20_centrato">TM, TO, TT</text:p>
          </table:table-cell>
          <table:table-cell table:style-name="Tabella5.B4" table:number-columns-spanned="5" office:value-type="string">
            <text:p text:style-name="Contenuto_20_tabella_20_centrato">Di tipo protetto</text:p>
          </table:table-cell>
          <table:covered-table-cell/>
          <table:covered-table-cell/>
          <table:covered-table-cell/>
          <table:covered-table-cell/>
        </table:table-row>
        <table:table-row table:style-name="TableLine94660322410640">
          <table:table-cell table:style-name="Tabella5.A5" office:value-type="string">
            <text:p text:style-name="Contenuto_20_tabella_20_centrato">TK</text:p>
          </table:table-cell>
          <table:table-cell table:style-name="Tabella5.B5" table:number-columns-spanned="2" office:value-type="string">
            <text:p text:style-name="Contenuto_20_tabella_20_centrato">Di tipo protetto [1]</text:p>
          </table:table-cell>
          <table:covered-table-cell/>
          <table:table-cell table:style-name="Tabella5.D5" table:number-columns-spanned="3" office:value-type="string">
            <text:p text:style-name="Contenuto_20_tabella_20_centrato">Il resto dell’attività deve essere<text:line-break/>a prova di fumo proveniente dall’area TK</text:p>
          </table:table-cell>
          <table:covered-table-cell/>
          <table:covered-table-cell/>
        </table:table-row>
        <table:table-row table:style-name="TableLine94660358770480">
          <table:table-cell table:style-name="Tabella5.A6" office:value-type="string">
            <text:p text:style-name="Contenuto_20_tabella_20_centrato">TZ</text:p>
          </table:table-cell>
          <table:table-cell table:style-name="Tabella5.B6" table:number-columns-spanned="5" office:value-type="string">
            <text:p text:style-name="Contenuto_20_tabella_20_centrato">Secondo risultanze della valutazione del rischio</text:p>
          </table:table-cell>
          <table:covered-table-cell/>
          <table:covered-table-cell/>
          <table:covered-table-cell/>
          <table:covered-table-cell/>
        </table:table-row>
        <table:table-row table:style-name="TableLine94660527496624">
          <table:table-cell table:style-name="Tabella5.A7" table:number-columns-spanned="6" office:value-type="string">
            <text:p text:style-name="Contenuto_20_tabella_20_lungo">[1] Di tipo protetto, se ubicate a quota ≥ -5 m; in caso l’area TK sia ubicata a quota &lt; -5 m, il resto dell’attività deve essere a prova di fumo proveniente dall’area TK.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7"><text:span text:style-name="T49">Tabella </text:span><text:span text:style-name="T49"><text:sequence text:ref-name="refTable1" text:name="Table" text:formula="ooow:Table+1" style:num-format="1">V.4-2</text:sequence></text:span><text:span text:style-name="T49">: Compartimentazione</text:span></text:p>
      <text:h text:style-name="P34" text:outline-level="4"><text:bookmark-start text:name="__RefHeading___Toc50463_1164764843"/><text:span text:style-name="T68">G</text:span>estione della sicurezza antincendio<text:bookmark-end text:name="__RefHeading___Toc50463_1164764843"/></text:h>
      <text:list xml:id="list210532091412674" text:continue-list="list210533243677319" text:style-name="EG_20_All_20_commi">
        <text:list-item text:start-value="1">
          <text:p text:style-name="P37"><text:span text:style-name="T20">Per gli uffici non aperti al pubblico afferenti a responsabili dell’attività diversi, con sistema di esodo comune, deve essere previsto l’incremento di un livello di prestazione della misura gestionale della sicurezza antincendio (capitolo </text:span><text:span text:style-name="T20"><text:reference-ref text:reference-format="chapter" text:ref-name="ch gestione sicurezza">Errore: sorgente del riferimento non trovata</text:reference-ref></text:span><text:span text:style-name="T20">).</text:span></text:p>
        </text:list-item>
      </text:list>
      <text:h text:style-name="P31" text:outline-level="4"><text:bookmark-start text:name="__RefHeading___Toc50465_1164764843"/><text:span text:style-name="T68">C</text:span>ontrollo dell’incendio<text:bookmark-end text:name="__RefHeading___Toc50465_1164764843"/></text:h>
      <text:list xml:id="list210532472752558" text:continue-list="list210532091412674" text:style-name="EG_20_All_20_commi">
        <text:list-item text:start-value="1">
          <text:p text:style-name="P37"><text:span text:style-name="T50">Le aree dell’attività devono essere dotate di misure di controllo dell’incendio (capitolo </text:span><text:span text:style-name="T50"><text:reference-ref text:reference-format="chapter" text:ref-name="ch controllo incendio">Errore: sorgente del riferimento non trovata</text:reference-ref></text:span><text:span text:style-name="T50">) secondo i livelli di prestazione previsti in tabella </text:span><text:span text:style-name="T50"><text:sequence-ref text:reference-format="value" text:ref-name="refTable2">V.4-3</text:sequence-ref></text:span><text:span text:style-name="T50">.</text:span></text:p>
        </text:list-item>
        <text:list-item>
          <text:p text:style-name="P38"><text:span text:style-name="T54">Ai fini della eventuale applicazione della norma UNI 10779, devono essere adottati i parametri riportati in tabella </text:span><text:span text:style-name="T54"><text:sequence-ref text:reference-format="value" text:ref-name="refTable3">V.4-4</text:sequence-ref></text:span><text:span text:style-name="T64">.</text:span></text:p>
        </text:list-item>
        <text:list-item>
          <text:p text:style-name="P39"><text:span text:style-name="T50">Per la progettazione dell’eventuale impianto automatico di controllo o estinzione dell’incendio di tipo sprinkler secondo norma UNI EN 12845 devono essere adottati i parametri riportati in tabella </text:span><text:span text:style-name="T50"><text:sequence-ref text:reference-format="value" text:ref-name="refTable4">V.4-5</text:sequence-ref></text:span><text:span text:style-name="T50">.</text:span></text:p>
        </text:list-item>
      </text:list>
      <table:table table:name="Tabella6" table:style-name="Tabella6">
        <table:table-column table:style-name="Tabella6.A"/>
        <table:table-column table:style-name="Tabella6.B" table:number-columns-repeated="4"/>
        <table:table-column table:style-name="Tabella6.F"/>
        <table:table-row table:style-name="TableLine94660452954768">
          <table:table-cell table:style-name="Tabella6.A1" table:number-rows-spanned="2" office:value-type="string">
            <text:p text:style-name="P9">Are<text:span text:style-name="T61">a</text:span></text:p>
          </table:table-cell>
          <table:table-cell table:style-name="Tabella6.B1" table:number-columns-spanned="5" office:value-type="string">
            <text:p text:style-name="P21"><text:span text:style-name="T60">A</text:span>ttività</text:p>
          </table:table-cell>
          <table:covered-table-cell/>
          <table:covered-table-cell/>
          <table:covered-table-cell/>
          <table:covered-table-cell/>
        </table:table-row>
        <table:table-row table:style-name="TableLine94660532162560">
          <table:covered-table-cell table:style-name="Tabella6.A2"/>
          <table:table-cell table:style-name="Tabella6.A2" office:value-type="string">
            <text:p text:style-name="P21"><text:span text:style-name="T27">H</text:span><text:span text:style-name="T25">A</text:span></text:p>
          </table:table-cell>
          <table:table-cell table:style-name="Tabella6.A2" office:value-type="string">
            <text:p text:style-name="P21">HB</text:p>
          </table:table-cell>
          <table:table-cell table:style-name="Tabella6.A2" office:value-type="string">
            <text:p text:style-name="P21">HC</text:p>
          </table:table-cell>
          <table:table-cell table:style-name="Tabella6.A2" office:value-type="string">
            <text:p text:style-name="P21">HD</text:p>
          </table:table-cell>
          <table:table-cell table:style-name="Tabella6.F2" office:value-type="string">
            <text:p text:style-name="P21">HE</text:p>
          </table:table-cell>
        </table:table-row>
        <table:table-row table:style-name="TableLine94660437660096">
          <table:table-cell table:style-name="Tabella6.A4" office:value-type="string">
            <text:p text:style-name="Contenuto_20_tabella_20_centrato">T<text:span text:style-name="T48">A, TM, TO, TT</text:span></text:p>
          </table:table-cell>
          <table:table-cell table:style-name="Tabella6.B3" office:value-type="string">
            <text:p text:style-name="Contenuto_20_tabella_20_centrato">II</text:p>
          </table:table-cell>
          <table:table-cell table:style-name="Tabella6.C3" table:number-columns-spanned="4" office:value-type="string">
            <text:p text:style-name="Contenuto_20_tabella_20_centrato">III</text:p>
          </table:table-cell>
          <table:covered-table-cell/>
          <table:covered-table-cell/>
          <table:covered-table-cell/>
        </table:table-row>
        <table:table-row table:style-name="TableLine94660343478528">
          <table:table-cell table:style-name="Tabella6.A4" office:value-type="string">
            <text:p text:style-name="Contenuto_20_tabella_20_centrato">T<text:span text:style-name="T48">K</text:span></text:p>
          </table:table-cell>
          <table:table-cell table:style-name="Tabella6.B4" table:number-columns-spanned="2" office:value-type="string">
            <text:p text:style-name="Contenuto_20_tabella_20_centrato">III [1]</text:p>
          </table:table-cell>
          <table:covered-table-cell/>
          <table:table-cell table:style-name="Tabella6.D4" table:number-columns-spanned="3" office:value-type="string">
            <text:p text:style-name="Contenuto_20_tabella_20_centrato">IV</text:p>
          </table:table-cell>
          <table:covered-table-cell/>
          <table:covered-table-cell/>
        </table:table-row>
        <table:table-row table:style-name="TableLine94660453485328">
          <table:table-cell table:style-name="Tabella6.A5" office:value-type="string">
            <text:p text:style-name="Contenuto_20_tabella_20_centrato">TZ</text:p>
          </table:table-cell>
          <table:table-cell table:style-name="Tabella6.B5" table:number-columns-spanned="5" office:value-type="string">
            <text:p text:style-name="Contenuto_20_tabella_20_centrato">Secondo le risultanze della valutazione del rischio</text:p>
          </table:table-cell>
          <table:covered-table-cell/>
          <table:covered-table-cell/>
          <table:covered-table-cell/>
          <table:covered-table-cell/>
        </table:table-row>
        <table:table-row table:style-name="TableLine94660537087808">
          <table:table-cell table:style-name="Tabella6.A6" table:number-columns-spanned="6" office:value-type="string">
            <text:p text:style-name="P8"><text:span text:style-name="T51">[1] Livello di prestazione IV qualora ubicati a quota </text:span><text:span text:style-name="T35">&lt; </text:span><text:span text:style-name="T51">-10 m o di superficie &gt; 50 m</text:span><text:span text:style-name="EG_20_Apice"><text:span text:style-name="T36">2</text:span></text:span><text:span text:style-name="T51">.</text:span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7"><text:span text:style-name="T52">Tabella </text:span><text:span text:style-name="T52"><text:sequence text:ref-name="refTable2" text:name="Table" text:formula="ooow:Table+1" style:num-format="1">V.4-3</text:sequence></text:span>: Livell<text:span text:style-name="T1">i</text:span> di prestazione per controllo <text:span text:style-name="T53">dell’incendio</text:span></text:p>
      <table:table table:name="Tabella4" table:style-name="Tabella4">
        <table:table-column table:style-name="Tabella4.A" table:number-columns-repeated="3"/>
        <table:table-column table:style-name="Tabella4.D"/>
        <table:table-row table:style-name="TableLine94660250051216">
          <table:table-cell table:style-name="Tabella4.A1" office:value-type="string">
            <text:p text:style-name="P13">Attività</text:p>
          </table:table-cell>
          <table:table-cell table:style-name="Tabella4.A1" office:value-type="string">
            <text:p text:style-name="P9">Livello di pericolosità</text:p>
          </table:table-cell>
          <table:table-cell table:style-name="Tabella4.A1" office:value-type="string">
            <text:p text:style-name="P9">Protezione esterna</text:p>
          </table:table-cell>
          <table:table-cell table:style-name="Tabella4.D1" office:value-type="string">
            <text:p text:style-name="P9"><text:span text:style-name="T31">A</text:span>limentazione idrica</text:p>
          </table:table-cell>
        </table:table-row>
        <table:table-row table:style-name="TableLine94660385020208">
          <table:table-cell table:style-name="Tabella4.A2" office:value-type="string">
            <text:p text:style-name="P15">OA</text:p>
          </table:table-cell>
          <table:table-cell table:style-name="Tabella4.B2" office:value-type="string">
            <text:p text:style-name="P6">1</text:p>
          </table:table-cell>
          <table:table-cell table:style-name="Tabella4.C2" table:number-rows-spanned="2" office:value-type="string">
            <text:p text:style-name="P6"><draw:frame draw:style-name="fr1" draw:name="Cornice6" text:anchor-type="char" svg:x="-0.9cm" svg:width="0.801cm" draw:z-index="0"><draw:text-box fo:min-height="0.101cm"><text:p text:style-name="P24">a21</text:p></draw:text-box></draw:frame>Non <text:span text:style-name="T55">richiesta</text:span></text:p>
          </table:table-cell>
          <table:table-cell table:style-name="Tabella4.D2" office:value-type="string">
            <text:p text:style-name="P6">Singola <text:span text:style-name="T56">[</text:span><text:span text:style-name="T34">3</text:span><text:span text:style-name="T56">]</text:span></text:p>
          </table:table-cell>
        </table:table-row>
        <table:table-row table:style-name="TableLine94660529737840">
          <table:table-cell table:style-name="Tabella4.A4" office:value-type="string">
            <text:p text:style-name="P12">O<text:span text:style-name="T51">B</text:span></text:p>
          </table:table-cell>
          <table:table-cell table:style-name="Tabella4.B4" office:value-type="string">
            <text:p text:style-name="P6">2 <text:span text:style-name="T51">[2]</text:span></text:p>
          </table:table-cell>
          <table:covered-table-cell table:style-name="Tabella4.C3"/>
          <table:table-cell table:style-name="Tabella4.D4" office:value-type="string">
            <text:p text:style-name="P6">Singola</text:p>
          </table:table-cell>
        </table:table-row>
        <table:table-row table:style-name="TableLine94660550147984">
          <table:table-cell table:style-name="Tabella4.A4" office:value-type="string">
            <text:p text:style-name="P15">OC</text:p>
          </table:table-cell>
          <table:table-cell table:style-name="Tabella4.B4" office:value-type="string">
            <text:p text:style-name="P15">3 [2]</text:p>
          </table:table-cell>
          <table:table-cell table:style-name="Tabella4.C4" office:value-type="string">
            <text:p text:style-name="P15">Sì [1]</text:p>
          </table:table-cell>
          <table:table-cell table:style-name="Tabella4.D4" office:value-type="string">
            <text:p text:style-name="P6">Singola superiore</text:p>
          </table:table-cell>
        </table:table-row>
        <table:table-row table:style-name="TableLine94660290421424">
          <table:table-cell table:style-name="Tabella4.A5" table:number-columns-spanned="4" office:value-type="string">
            <text:p text:style-name="P16">[1] Non richiesta per attività classificate HA.</text:p>
            <text:p text:style-name="P16">[2] Per le eventuali aree TK presenti nella attività classificate HA, è richiesto almeno il livello di pericolosità 1.</text:p>
            <text:p text:style-name="P19">[<text:span text:style-name="T51">3</text:span>] È consentita <text:span text:style-name="T44">alimentazione promiscua</text:span> secondo UNI 10779.</text:p>
          </table:table-cell>
          <table:covered-table-cell/>
          <table:covered-table-cell/>
          <table:covered-table-cell/>
        </table:table-row>
      </table:table>
      <text:p text:style-name="P5"><text:span text:style-name="T52">Tabella </text:span><text:span text:style-name="T52"><text:sequence text:ref-name="refTable3" text:name="Table" text:formula="ooow:Table+1" style:num-format="1">V.4-4</text:sequence></text:span><text:span text:style-name="T52">: Parametri progettuali per rete idranti secondo UNI 10779 e caratteristiche minime alimentazione idrica UNI EN 12845</text:span></text:p>
      <table:table table:name="Table1" table:style-name="Table1">
        <table:table-column table:style-name="Table1.A"/>
        <table:table-column table:style-name="Table1.B"/>
        <table:table-row table:style-name="TableLine94660458536304">
          <table:table-cell table:style-name="Table1.A1" office:value-type="string">
            <text:p text:style-name="P11"><text:span text:style-name="T28">A</text:span><text:span text:style-name="T29">re</text:span><text:span text:style-name="T33">a</text:span></text:p>
          </table:table-cell>
          <table:table-cell table:style-name="Table1.B1" office:value-type="string">
            <text:p text:style-name="P9"><text:span text:style-name="T32">A</text:span>limentazione idrica</text:p>
          </table:table-cell>
        </table:table-row>
        <table:table-row table:style-name="Table1.2">
          <table:table-cell table:style-name="Table1.A2" office:value-type="string">
            <text:p text:style-name="P17">TK</text:p>
          </table:table-cell>
          <table:table-cell table:style-name="Table1.B2" office:value-type="string">
            <text:p text:style-name="P6">Singola <text:span text:style-name="T56">superiore [</text:span><text:span text:style-name="T34">1</text:span><text:span text:style-name="T56">]</text:span></text:p>
          </table:table-cell>
        </table:table-row>
        <table:table-row table:style-name="Table1.2">
          <table:table-cell table:style-name="Table1.A3" table:number-columns-spanned="2" office:value-type="string">
            <text:p text:style-name="P18">[1] Per le eventuali aree TK inserite in attività OA, OB, alimentazione idrica di tipo singolo.</text:p>
          </table:table-cell>
          <table:covered-table-cell/>
        </table:table-row>
      </table:table>
      <text:p text:style-name="P10"><text:span text:style-name="T52">Tabella </text:span><text:span text:style-name="T52"><text:sequence text:ref-name="refTable4" text:name="Table" text:formula="ooow:Table+1" style:num-format="1">V.4-5</text:sequence></text:span><text:span text:style-name="T50">: Parametri progettuali impianto sprinkler e caratteristiche minime alimentazione idrica secondo UNI EN 12845</text:span></text:p>
      <text:h text:style-name="P31" text:outline-level="4"><text:bookmark-start text:name="__RefHeading___Toc50467_1164764843"/><text:span text:style-name="T68">R</text:span>ivelazione ed allarme<text:bookmark-end text:name="__RefHeading___Toc50467_1164764843"/></text:h>
      <text:list xml:id="list210532869189968" text:continue-list="list210532472752558" text:style-name="EG_20_All_20_commi">
        <text:list-item text:start-value="1">
          <text:p text:style-name="P37"><text:span text:style-name="T56">L</text:span>’attività <text:span text:style-name="T18">deve</text:span> essere dotat<text:span text:style-name="T65">a</text:span> di misure di rivelazione ed allarme (<text:span text:style-name="T9">c</text:span>apitolo <text:reference-ref text:reference-format="chapter" text:ref-name="ch IRAI">Errore: sorgente del riferimento non trovata</text:reference-ref>) secondo i livelli di prestazione di cui alla tabella <text:sequence-ref text:reference-format="value" text:ref-name="refTable5">V.4-6</text:sequence-ref>.</text:p>
        </text:list-item>
        <text:list-item>
          <text:p text:style-name="P42">Per il livello di prestazione IV deve essere previsto il sistema EVAC esteso almeno alle aree TA <text:span text:style-name="T66">e TO</text:span>.</text:p>
        </text:list-item>
      </text:list>
      <table:table table:name="Tabella3" table:style-name="Tabella3">
        <table:table-column table:style-name="Tabella3.A"/>
        <table:table-column table:style-name="Tabella3.B" table:number-columns-repeated="4"/>
        <table:table-column table:style-name="Tabella3.F"/>
        <table:table-row table:style-name="TableLine94660324237360">
          <table:table-cell table:style-name="Tabella3.A1" table:number-rows-spanned="2" office:value-type="string">
            <text:p text:style-name="P14">Attività</text:p>
          </table:table-cell>
          <table:table-cell table:style-name="Tabella3.B1" table:number-columns-spanned="5" office:value-type="string">
            <text:p text:style-name="P9"><text:span text:style-name="T60">A</text:span>ttività</text:p>
          </table:table-cell>
          <table:covered-table-cell/>
          <table:covered-table-cell/>
          <table:covered-table-cell/>
          <table:covered-table-cell/>
        </table:table-row>
        <table:table-row table:style-name="TableLine94660562950640">
          <table:covered-table-cell table:style-name="Tabella3.A2"/>
          <table:table-cell table:style-name="Tabella3.A2" office:value-type="string">
            <text:p text:style-name="P9">H<text:span text:style-name="T30">A</text:span></text:p>
          </table:table-cell>
          <table:table-cell table:style-name="Tabella3.A2" office:value-type="string">
            <text:p text:style-name="P22">HB</text:p>
          </table:table-cell>
          <table:table-cell table:style-name="Tabella3.A2" office:value-type="string">
            <text:p text:style-name="P22">HC</text:p>
          </table:table-cell>
          <table:table-cell table:style-name="Tabella3.A2" office:value-type="string">
            <text:p text:style-name="P22">HD</text:p>
          </table:table-cell>
          <table:table-cell table:style-name="Tabella3.F2" office:value-type="string">
            <text:p text:style-name="P22">HE</text:p>
          </table:table-cell>
        </table:table-row>
        <table:table-row table:style-name="TableLine94660330991616">
          <table:table-cell table:style-name="Tabella3.A4" office:value-type="string">
            <text:p text:style-name="Contenuto_20_tabella_20_centrato">OA</text:p>
          </table:table-cell>
          <table:table-cell table:style-name="Tabella3.B3" office:value-type="string">
            <text:p text:style-name="Contenuto_20_tabella_20_centrato">II [1]</text:p>
          </table:table-cell>
          <table:table-cell table:style-name="Tabella3.C3" table:number-columns-spanned="2" office:value-type="string">
            <text:p text:style-name="Contenuto_20_tabella_20_centrato">II [1] [2]</text:p>
          </table:table-cell>
          <table:covered-table-cell/>
          <table:table-cell table:style-name="Tabella3.E3" office:value-type="string">
            <text:p text:style-name="Contenuto_20_tabella_20_centrato">III [2]</text:p>
          </table:table-cell>
          <table:table-cell table:style-name="Tabella3.F3" office:value-type="string">
            <text:p text:style-name="Contenuto_20_tabella_20_centrato">IV</text:p>
          </table:table-cell>
        </table:table-row>
        <table:table-row table:style-name="Tabella3.4">
          <table:table-cell table:style-name="Tabella3.A4" office:value-type="string">
            <text:p text:style-name="Contenuto_20_tabella_20_centrato">OB</text:p>
          </table:table-cell>
          <table:table-cell table:style-name="Tabella3.B4" table:number-columns-spanned="2" office:value-type="string">
            <text:p text:style-name="Contenuto_20_tabella_20_centrato">II [1] [2]</text:p>
          </table:table-cell>
          <table:covered-table-cell/>
          <table:table-cell table:style-name="Tabella3.D4" office:value-type="string">
            <text:p text:style-name="Contenuto_20_tabella_20_centrato">III [2]</text:p>
          </table:table-cell>
          <table:table-cell table:style-name="Tabella3.E4" table:number-columns-spanned="2" office:value-type="string">
            <text:p text:style-name="Contenuto_20_tabella_20_centrato">IV</text:p>
          </table:table-cell>
          <table:covered-table-cell/>
        </table:table-row>
        <table:table-row table:style-name="TableLine94660293355520">
          <table:table-cell table:style-name="Tabella3.A5" office:value-type="string">
            <text:p text:style-name="Contenuto_20_tabella_20_centrato">OC</text:p>
          </table:table-cell>
          <table:table-cell table:style-name="Tabella3.B5" table:number-columns-spanned="2" office:value-type="string">
            <text:p text:style-name="Contenuto_20_tabella_20_centrato">III [2]</text:p>
          </table:table-cell>
          <table:covered-table-cell/>
          <table:table-cell table:style-name="Tabella3.D5" table:number-columns-spanned="3" office:value-type="string">
            <text:p text:style-name="Contenuto_20_tabella_20_centrato">IV</text:p>
          </table:table-cell>
          <table:covered-table-cell/>
          <table:covered-table-cell/>
        </table:table-row>
        <table:table-row table:style-name="TableLine94660352147488">
          <table:table-cell table:style-name="Tabella3.A6" table:number-columns-spanned="6" office:value-type="string">
            <text:p text:style-name="P23">[1] Se presenti, le aree TM, TK, TT devono essere sorvegliate da rilevazione automatica d’incendio (funzione A, capitolo <text:reference-ref text:reference-format="chapter" text:ref-name="ch IRAI">Errore: sorgente del riferimento non trovata</text:reference-ref>).</text:p>
            <text:p text:style-name="Contenuto_20_tabella_20_lungo">[2] Incremento di un livello di prestazione per attività aperte al pubblico.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7"><text:span text:style-name="T57">Tabella </text:span><text:span text:style-name="T57"><text:sequence text:ref-name="refTable5" text:name="Table" text:formula="ooow:Table+1" style:num-format="1">V.4-6</text:sequence></text:span><text:span text:style-name="T57">: Livell</text:span><text:span text:style-name="T2">i</text:span><text:span text:style-name="T57"> di prestazione per rivelazione ed allarme</text:span></text:p>
      <text:h text:style-name="P30" text:outline-level="4"><text:bookmark-start text:name="__RefHeading___Toc50469_1164764843"/><text:span text:style-name="T68">S</text:span>icurezza degli impianti tecnologici e di servizio<text:bookmark-end text:name="__RefHeading___Toc50469_1164764843"/></text:h>
      <text:list xml:id="list210532198867901" text:continue-list="list210532869189968" text:style-name="EG_20_All_20_commi">
        <text:list-item text:start-value="1">
          <text:p text:style-name="P35"><text:span text:style-name="T58">I gas refrigeranti negli impianti di climatizzazione e condizionamento (capitolo </text:span><text:span text:style-name="T58"><text:reference-ref text:reference-format="chapter" text:ref-name="ch sicurezza impianti">Errore: sorgente del riferimento non trovata</text:reference-ref></text:span><text:span text:style-name="T58">) inseriti in aree TA </text:span><text:span text:style-name="T12">o</text:span><text:span text:style-name="T58"> TO devono essere classificati A1 o A2L secondo ISO 817.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adornments="Normale" style:font-family-generic="swiss" style:font-pitch="variable"/>
    <style:font-face style:name="Liberation Sans1" svg:font-family="'Liberation Sans'" style:font-adornments="Standard" style:font-family-generic="swiss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roman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OpenSymbol" svg:font-family="OpenSymbol" style:font-charset="x-symbol"/>
    <style:font-face style:name="Source Han Sans CN Regular" svg:font-family="'Source Han Sans CN Regular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fo:color="#ed1c24" loext:opacity="100%" fo:font-size="11pt" style:font-size-asian="10.5pt"/>
    </style:style>
    <style:style style:name="Heading" style:family="paragraph" style:parent-style-name="Standard" style:next-style-name="Text_20_body" style:class="text" style:master-page-name="">
      <loext:graphic-properties draw:fill="none" draw:fill-color="#729fcf"/>
      <style:paragraph-properties fo:margin-top="0.4cm" fo:margin-bottom="0.199cm" style:contextual-spacing="false" style:page-number="auto" fo:background-color="transparent" style:shadow="none" fo:keep-with-next="always">
        <style:tab-stops/>
      </style:paragraph-properties>
      <style:text-properties fo:color="#21409a" loext:opacity="100%" style:font-name="Liberation Sans2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list-style-name="EG_20_All_20_commi" style:class="text" style:master-page-name="">
      <style:paragraph-properties fo:margin-top="0cm" fo:margin-bottom="0.199cm" style:contextual-spacing="false" fo:line-height="100%" fo:text-align="justify" style:justify-single-word="false" fo:hyphenation-ladder-count="no-limit" style:page-number="auto">
        <style:tab-stops/>
      </style:paragraph-properties>
      <style:text-properties style:use-window-font-color="true" loext:opacity="0%" fo:font-size="11pt" style:font-size-asian="10.5pt" fo:hyphenate="true" fo:hyphenation-remain-char-count="2" fo:hyphenation-push-char-count="2" loext:hyphenation-no-caps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next-style-name="Text_20_body" style:class="extra" style:master-page-name="">
      <loext:graphic-properties draw:fill="none" draw:fill-color="#729fcf"/>
      <style:paragraph-properties fo:margin-left="1cm" fo:margin-right="0cm" fo:margin-top="0.15cm" fo:margin-bottom="0.25cm" style:contextual-spacing="false" fo:text-align="justify" style:justify-single-word="false" fo:text-indent="-1cm" style:auto-text-indent="false" style:page-number="auto" fo:background-color="transparent" style:shadow="none" text:number-lines="false" text:line-number="0">
        <style:tab-stops/>
      </style:paragraph-properties>
      <style:text-properties fo:color="#21409a" loext:opacity="100%" fo:font-style="italic" style:font-size-asian="10.5pt"/>
    </style:style>
    <style:style style:name="Index" style:family="paragraph" style:parent-style-name="Standard" style:class="index" style:master-page-name="">
      <loext:graphic-properties draw:fill="none" draw:fill-color="#729fcf"/>
      <style:paragraph-properties style:page-number="auto" fo:background-color="transparent" style:shadow="none" text:number-lines="false" text:line-number="0">
        <style:tab-stops/>
      </style:paragraph-properties>
      <style:text-properties style:use-window-font-color="true" loext:opacity="0%" style:font-name="Liberation Sans1" fo:font-family="'Liberation Sans'" style:font-style-name="Standard" style:font-family-generic="swiss" style:font-pitch="variable" fo:font-size="9pt"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="none" draw:fill-color="#729fcf"/>
      <style:paragraph-properties style:page-number="auto" fo:background-color="transparent" fo:padding="0.049cm" fo:border="none" style:shadow="none" text:number-lines="false" text:line-number="0">
        <style:tab-stops>
          <style:tab-stop style:position="17cm" style:type="right"/>
        </style:tab-stops>
      </style:paragraph-properties>
      <style:text-properties style:use-window-font-color="true" loext:opacity="0%" style:font-name="Liberation Sans1" fo:font-family="'Liberation Sans'" style:font-style-name="Standard" style:font-family-generic="swiss" style:font-pitch="variable" fo:font-size="9pt" style:font-size-asian="10.5pt"/>
    </style:style>
    <style:style style:name="Heading_20_1" style:display-name="Heading 1" style:family="paragraph" style:parent-style-name="Heading" style:next-style-name="Text_20_body" style:default-outline-level="1" style:class="text" style:master-page-name="EG_20_Sezioni">
      <style:paragraph-properties fo:margin-top="0cm" fo:margin-bottom="2cm" style:contextual-spacing="false" fo:orphans="0" fo:widows="0" style:page-number="1" fo:break-before="auto" fo:break-after="auto" fo:padding="0cm" fo:border="none" style:shadow="none"/>
      <style:text-properties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EG_20_Capitoli_20_prima">
      <loext:graphic-properties draw:fill="none" draw:fill-color="#729fcf"/>
      <style:paragraph-properties fo:margin-top="0cm" fo:margin-bottom="1cm" style:contextual-spacing="false" fo:orphans="0" fo:widows="0" style:page-number="1" fo:break-before="auto" fo:break-after="auto" fo:background-color="transparent" style:shadow="none" text:number-lines="false" text:line-number="0">
        <style:tab-stops/>
      </style:paragraph-properties>
      <style:text-properties fo:font-size="16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loext:graphic-properties draw:fill="none" draw:fill-color="#729fcf"/>
      <style:paragraph-properties fo:margin-left="3cm" fo:margin-right="0cm" fo:margin-top="0.4cm" fo:margin-bottom="0.199cm" style:contextual-spacing="false" fo:text-indent="-3cm" style:auto-text-indent="false" style:page-number="auto" fo:background-color="transparent" fo:padding-left="0cm" fo:padding-right="0cm" fo:padding-top="0.199cm" fo:padding-bottom="0cm" fo:border-left="none" fo:border-right="none" fo:border-top="0.26pt solid #000000" fo:border-bottom="none" style:shadow="none">
        <style:tab-stops/>
      </style:paragraph-properties>
      <style:text-properties fo:font-size="11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3cm" fo:margin-right="0cm" fo:margin-top="0.4cm" fo:margin-bottom="0.199cm" style:contextual-spacing="false" fo:text-indent="-3cm" style:auto-text-indent="false" style:page-number="auto">
        <style:tab-stops/>
      </style:paragraph-properties>
      <style:text-properties fo:font-size="11pt" fo:font-style="normal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 style:master-page-name="">
      <style:paragraph-properties fo:margin-top="0.199cm" fo:margin-bottom="0.199cm" style:contextual-spacing="false" style:page-number="auto"/>
      <style:text-properties fo:font-size="11pt" fo:font-weight="normal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EG_20_Sezione_20_etichetta" style:display-name="EG Sezione etichetta" style:family="paragraph" style:parent-style-name="Heading_20_2" style:default-outline-level="" style:list-style-name="" style:master-page-name="">
      <loext:graphic-properties draw:fill="none" draw:fill-color="#729fcf"/>
      <style:paragraph-properties fo:margin-left="0cm" fo:margin-right="0cm" fo:margin-top="0cm" fo:margin-bottom="0cm" style:contextual-spacing="false" fo:orphans="0" fo:widows="0" fo:text-indent="4.001cm" style:auto-text-indent="false" style:page-number="auto" fo:break-before="auto" fo:break-after="auto" fo:background-color="transparent" fo:padding="0cm" fo:border="none" style:shadow="none">
        <style:tab-stops/>
      </style:paragraph-properties>
      <style:text-properties fo:text-transform="uppercase" fo:color="#21409a" loext:opacity="100%" fo:font-size="11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1" style:display-name="Contents 1" style:family="paragraph" style:parent-style-name="Index" style:class="index" style:master-page-name="">
      <style:paragraph-properties fo:margin-left="1cm" fo:margin-right="1cm" fo:margin-top="0.199cm" fo:margin-bottom="0cm" style:contextual-spacing="false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  <style:text-properties style:font-size-asian="10.5pt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style:page-number="auto" text:number-lines="false" text:line-number="0"/>
      <style:text-properties style:use-window-font-color="true" loext:opacity="0%" style:font-name="Liberation Sans1" fo:font-family="'Liberation Sans'" style:font-style-name="Standard" style:font-family-generic="swiss" style:font-pitch="variable" fo:font-size="9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Contenuto_20_tabella_20_centrato" style:display-name="Contenuto tabella centrato" style:family="paragraph" style:parent-style-name="Table_20_Contents">
      <style:paragraph-properties fo:text-align="center" style:justify-single-word="false"/>
      <style:text-properties officeooo:rsid="0018217d" style:font-size-asian="10.5pt"/>
    </style:style>
    <style:style style:name="Contenuto_20_tabella_20_lungo" style:display-name="Contenuto tabella lungo" style:family="paragraph" style:parent-style-name="Table_20_Contents" style:master-page-name="">
      <style:paragraph-properties fo:margin-top="0cm" fo:margin-bottom="0.101cm" style:contextual-spacing="false" fo:text-align="justify" style:justify-single-word="false" fo:hyphenation-ladder-count="no-limit" style:page-number="auto"/>
      <style:text-properties style:font-size-asian="10.5pt" fo:hyphenate="true" fo:hyphenation-remain-char-count="2" fo:hyphenation-push-char-count="2" loext:hyphenation-no-caps="false"/>
    </style:style>
    <style:style style:name="Illustration" style:family="paragraph" style:parent-style-name="Caption" style:class="extra"/>
    <style:style style:name="Drawing" style:family="paragraph" style:parent-style-name="Caption" style:class="extra"/>
    <style:style style:name="Text" style:family="paragraph" style:parent-style-name="Caption" style:class="extra"/>
    <style:style style:name="EG_20_Formula" style:display-name="EG Formula" style:family="paragraph" style:parent-style-name="Text_20_body" style:list-style-name="" style:master-page-name="">
      <loext:graphic-properties draw:fill="none" draw:fill-color="#729fcf"/>
      <style:paragraph-properties fo:margin-left="4.5cm" fo:margin-right="0cm" fo:text-align="justify" style:justify-single-word="false" fo:text-indent="-1cm" style:auto-text-indent="false" style:page-number="auto" fo:background-color="transparent">
        <style:tab-stops>
          <style:tab-stop style:position="10.1cm" style:type="center"/>
        </style:tab-stops>
      </style:paragraph-properties>
      <style:text-properties style:font-size-asian="10.5pt"/>
    </style:style>
    <style:style style:name="Marginalia" style:family="paragraph" loext:hidden="true" style:hidden="true" style:parent-style-name="Text_20_body" style:class="text">
      <style:paragraph-properties fo:margin-left="4.001cm" fo:margin-right="0cm" fo:text-indent="0cm" style:auto-text-indent="false"/>
    </style:style>
    <style:style style:name="Text_20_body_20_indent" style:display-name="Text body indent" style:family="paragraph" loext:hidden="true" style:hidden="true" style:parent-style-name="Text_20_body" style:class="text">
      <style:paragraph-properties fo:margin-left="0.499cm" fo:margin-right="0cm" fo:text-indent="0cm" style:auto-text-indent="false"/>
    </style:style>
    <style:style style:name="Hanging_20_indent" style:display-name="Hanging indent" style:family="paragraph" loext:hidden="true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List_20_Indent" style:display-name="List Indent" style:family="paragraph" loext:hidden="true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loext:hidden="true" style:hidden="true" style:parent-style-name="Text_20_body" style:class="text">
      <style:paragraph-properties fo:margin-left="0cm" fo:margin-right="0cm" fo:text-indent="0.499cm" style:auto-text-indent="false"/>
    </style:style>
    <style:style style:name="Addressee" style:family="paragraph" loext:hidden="true" style:hidden="true" style:parent-style-name="Standard" style:class="extra">
      <style:paragraph-properties fo:margin-top="0cm" fo:margin-bottom="0.106cm" style:contextual-spacing="false" text:number-lines="false" text:line-number="0"/>
    </style:style>
    <style:style style:name="Frame_20_contents" style:display-name="Frame contents" style:family="paragraph" loext:hidden="true" style:hidden="true" style:parent-style-name="Standard" style:class="extra"/>
    <style:style style:name="List_20_Contents" style:display-name="List Contents" style:family="paragraph" loext:hidden="true" style:hidden="true" style:parent-style-name="Standard" style:class="html">
      <style:paragraph-properties fo:margin-left="1cm" fo:margin-right="0cm" fo:text-indent="0cm" style:auto-text-indent="false"/>
    </style:style>
    <style:style style:name="Signature" style:family="paragraph" loext:hidden="true" style:hidden="true" style:parent-style-name="Standard" style:class="text">
      <style:paragraph-properties text:number-lines="false" text:line-number="0"/>
    </style:style>
    <style:style style:name="Salutation" style:family="paragraph" loext:hidden="true" style:hidden="true" style:parent-style-name="Standard" style:class="text">
      <style:paragraph-properties text:number-lines="false" text:line-number="0"/>
    </style:style>
    <style:style style:name="Horizontal_20_Line" style:display-name="Horizontal Line" style:family="paragraph" loext:hidden="true" style:hidden="true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ender" style:family="paragraph" loext:hidden="true" style:hidden="true" style:parent-style-name="Standard" style:class="extra">
      <style:paragraph-properties fo:margin-top="0cm" fo:margin-bottom="0.106cm" style:contextual-spacing="false" text:number-lines="false" text:line-number="0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color="#21409a" loext:opacity="100%" fo:font-size="10pt" style:font-size-asian="10pt" style:font-size-complex="10pt"/>
    </style:style>
    <style:style style:name="Endnote" style:family="paragraph" loext:hidden="true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loext:hidden="true" style:hidden="true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loext:hidden="true" style:hidden="true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loext:hidden="true" style:hidden="true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loext:hidden="true" style:hidden="true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loext:hidden="true" style:hidden="true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Preformatted_20_Text" style:display-name="Preformatted Text" style:family="paragraph" loext:hidden="true" style:hidden="true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Heading" style:display-name="List Heading" style:family="paragraph" loext:hidden="true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Contents_20_2" style:display-name="Contents 2" style:family="paragraph" style:parent-style-name="Index" style:class="index" style:master-page-name="">
      <style:paragraph-properties fo:margin-left="2cm" fo:margin-right="1cm" fo:margin-top="0cm" fo:margin-bottom="0cm" style:contextual-spacing="false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style:font-size-asian="10.5pt" style:font-weight-asian="normal"/>
    </style:style>
    <style:style style:name="EG_20_Titolo_20_struttura" style:display-name="EG Titolo struttura" style:family="paragraph" style:parent-style-name="Heading" style:next-style-name="Standard" style:default-outline-level="1" style:list-style-name="" style:class="text" style:master-page-name="EG_20_Sezioni">
      <style:paragraph-properties fo:margin-left="4.001cm" fo:margin-right="0cm" fo:margin-top="0cm" fo:margin-bottom="2cm" style:contextual-spacing="false" fo:text-indent="-4.001cm" style:auto-text-indent="false" style:page-number="1" fo:break-before="auto" fo:break-after="auto" fo:padding="0cm" fo:border="none" style:shadow="none" style:writing-mode="page">
        <style:tab-stops/>
      </style:paragraph-properties>
      <style:text-properties fo:color="#21409a" loext:opacity="100%" fo:font-size="16pt" fo:font-weight="bold" officeooo:rsid="000fd0b5" style:font-weight-asian="normal"/>
    </style:style>
    <style:style style:name="EG_20_Nota" style:display-name="EG Nota" style:family="paragraph" style:parent-style-name="Text_20_body" style:next-style-name="Text_20_body" style:list-style-name="EG_20_All_20_nota_20_auto">
      <style:text-properties fo:color="#21409a" loext:opacity="100%" fo:font-size="9pt" style:font-size-asian="10.5pt"/>
    </style:style>
    <style:style style:name="Contents_20_4" style:display-name="Contents 4" style:family="paragraph" style:parent-style-name="Index" style:class="index" style:master-page-name="">
      <loext:graphic-properties draw:fill="none" draw:fill-color="#729fcf"/>
      <style:paragraph-properties fo:margin-left="2cm" fo:margin-right="1cm" fo:text-indent="-0.499cm" style:auto-text-indent="false" style:page-number="auto" fo:background-color="transparent" style:shadow="none">
        <style:tab-stops/>
      </style:paragraph-properties>
      <style:text-properties fo:font-size="7pt"/>
    </style:style>
    <style:style style:name="Contents_20_3" style:display-name="Contents 3" style:family="paragraph" style:parent-style-name="Index" style:class="index" style:master-page-name="">
      <loext:graphic-properties draw:fill="none" draw:fill-color="#729fcf"/>
      <style:paragraph-properties fo:margin-left="1cm" fo:margin-right="1cm" fo:margin-top="0.199cm" fo:margin-bottom="0cm" style:contextual-spacing="false" fo:text-indent="0cm" style:auto-text-indent="false" style:page-number="auto" fo:background-color="transparent" style:shadow="none">
        <style:tab-stops/>
      </style:paragraph-properties>
    </style:style>
    <style:style style:name="EG_20_Aggiornamento" style:display-name="EG Aggiornamento" style:family="paragraph" style:parent-style-name="Text_20_body" style:list-style-name="" style:master-page-name="">
      <style:paragraph-properties fo:margin-top="0cm" fo:margin-bottom="0.101cm" style:contextual-spacing="false" fo:text-align="center" style:justify-single-word="false" style:page-number="auto" style:snap-to-layout-grid="false">
        <style:tab-stops/>
      </style:paragraph-properties>
      <style:text-properties fo:color="#000000" loext:opacity="100%" style:font-name="Liberation Sans" fo:font-family="'Liberation Sans'" style:font-style-name="Normale" style:font-family-generic="swiss" style:font-pitch="variable" fo:font-size="7pt"/>
    </style:style>
    <style:style style:name="Line_20_numbering" style:display-name="Line numbering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G_20_Apice" style:display-name="EG Apice" style:family="text">
      <style:text-properties style:text-position="super 58%" style:font-size-asian="10.5pt"/>
    </style:style>
    <style:style style:name="EG_20_Pedice" style:display-name="EG Pedice" style:family="text" style:parent-style-name="EG_20_Apice">
      <style:text-properties style:text-position="sub 58%"/>
    </style:style>
    <style:style style:name="Emphasis" style:family="text">
      <style:text-properties fo:font-style="italic" style:font-style-asian="italic" style:font-style-complex="italic"/>
    </style:style>
    <style:style style:name="Drop_20_Caps" style:display-name="Drop Caps" style:family="text" loext:hidden="true" style:hidden="true"/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svg:width="21.001cm" style:rel-width="100%" fo:min-height="0.34cm" text:anchor-type="paragraph" svg:x="0cm" svg:y="0cm" fo:margin-left="0cm" fo:margin-right="0cm" fo:margin-top="0.199cm" fo:margin-bottom="0.4cm" style:protect="none" style:wrap="none" style:vertical-pos="bottom" style:vertical-rel="paragraph-content" style:horizontal-pos="center" style:horizontal-rel="page-content" fo:background-color="transparent" draw:fill="none" draw:fill-color="#729fcf" fo:padding="0cm" fo:border="none" style:shadow="none" draw:shadow-opacity="100%" loext:rel-width-rel="paragraph">
        <style:columns fo:column-count="1" fo:column-gap="0cm"/>
      </style:graphic-properties>
    </style:style>
    <style:style style:name="Graphics" style:family="graphic">
      <style:graphic-properties svg:width="16.002cm" style:rel-width="100%" fo:min-height="0.041cm" text:anchor-type="paragraph" svg:x="0cm" svg:y="0cm" fo:margin-top="0cm" fo:margin-bottom="0.199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 fo:padding="0cm" fo:border="none" style:shadow="none" draw:shadow-opacity="100%" loext:rel-width-rel="paragraph">
        <style:columns fo:column-count="1" fo:column-gap="0cm"/>
      </style:graphic-properties>
    </style:style>
    <style:style style:name="Formula" style:family="graphic">
      <style:graphic-properties text:anchor-type="as-char" svg:y="0cm" fo:margin-left="0cm" fo:margin-right="0cm" fo:margin-top="0cm" fo:margin-bottom="0cm" style:wrap="parallel" style:number-wrapped-paragraphs="no-limit" style:wrap-contour="false" style:vertical-pos="middle" style:vertical-rel="text"/>
    </style:style>
    <style:style style:name="EG_20_Cornice" style:display-name="EG Cornice" style:family="graphic" style:parent-style-name="Frame">
      <style:graphic-properties svg:width="16cm" fo:min-height="0.499cm" svg:x="0cm" svg:y="0.646cm" fo:margin-left="0cm" fo:margin-right="0cm" fo:margin-top="0.199cm" fo:margin-bottom="0.4cm" style:protect="size" style:wrap="none" style:vertical-pos="bottom" style:vertical-rel="paragraph-content" style:horizontal-pos="center" style:horizontal-rel="paragraph" fo:background-color="transparent" draw:fill="none" draw:fill-color="#729fcf" fo:padding="0cm" fo:border="none" style:shadow="none" draw:shadow-opacity="100%">
        <style:columns fo:column-count="1" fo:column-gap="0cm"/>
      </style:graphic-properties>
    </style:style>
    <style:style style:name="EG_20_Immagini" style:display-name="EG Immagini" style:family="graphic" style:parent-style-name="Graphics">
      <style:graphic-properties svg:width="16cm" fo:min-height="0.499cm" fo:margin-left="0cm" fo:margin-right="0cm" fo:margin-top="0cm" fo:margin-bottom="0.199cm" style:wrap="dynamic" style:number-wrapped-paragraphs="no-limit" style:wrap-contour="false" fo:background-color="transparent" draw:fill="none" draw:fill-color="#729fcf" fo:padding="0cm" fo:border="none" style:shadow="none" draw:shadow-opacity="100%"/>
    </style:style>
    <style:style style:name="EG_20_Cornice_20_aggiornamento" style:display-name="EG Cornice aggiornamento" style:family="graphic" style:parent-style-name="Frame">
      <style:graphic-properties svg:width="0.801cm" fo:min-height="0.101cm" text:anchor-type="char" svg:x="-0.9cm" svg:y="0cm" fo:margin-top="0cm" fo:margin-bottom="0cm" style:protect="size" style:wrap="run-through" style:number-wrapped-paragraphs="no-limit" style:vertical-pos="middle" style:vertical-rel="char" style:horizontal-pos="from-left" style:horizontal-rel="page-content" fo:background-color="#e8f2a1" style:background-transparency="0%" draw:fill="solid" draw:fill-color="#e8f2a1" draw:opacity="100%" fo:padding="0.049cm" fo:border="none" draw:wrap-influence-on-position="once-concurrent" loext:allow-overlap="true" draw:textarea-vertical-align="middle">
        <style:columns fo:column-count="1" fo:column-gap="0cm"/>
      </style:graphic-properties>
    </style:style>
    <text:outline-style style:name="Outline">
      <text:outline-level-style text:level="1" loext:num-list-format="Sezione %1%" style:num-prefix="Sezione " style:num-format="A" text:start-value="22">
        <style:list-level-properties text:list-level-position-and-space-mode="label-alignment">
          <style:list-level-label-alignment text:label-followed-by="listtab" text:list-tab-stop-position="4.001cm" fo:text-indent="-4.001cm" fo:margin-left="4.001cm"/>
        </style:list-level-properties>
      </text:outline-level-style>
      <text:outline-level-style text:level="2" loext:num-list-format="Capitolo %1%.%2%" style:num-prefix="Capitolo " style:num-format="1" text:start-value="4" text:display-levels="2">
        <style:list-level-properties text:list-level-position-and-space-mode="label-alignment">
          <style:list-level-label-alignment text:label-followed-by="listtab" text:list-tab-stop-position="4.001cm" fo:text-indent="-4.001cm" fo:margin-left="4.001cm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outline-level-style>
      <text:outline-level-style text:level="5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outline-level-style>
      <text:outline-level-style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outline-level-style>
      <text:outline-level-style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outline-level-style>
      <text:outline-level-style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outline-level-style>
      <text:outline-level-style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outline-level-style>
      <text:outline-level-style text:level="10" loext:num-list-format="%1%.%2%.%3%.%4%.%5%.%6%.%7%.%8%.%9%.%10%" style:num-format="1" text:display-levels="10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outline-level-style>
    </text:outline-style>
    <text:list-style style:name="EG_20_All_20_commi" style:display-name="EG All commi">
      <text:list-level-style-number text:level="1" text:style-name="Numbering_20_Symbols" loext:num-list-format="%1%." style:num-suffix="." style:num-format="1">
        <style:list-level-properties text:list-level-position-and-space-mode="label-alignment" fo:text-align="end">
          <style:list-level-label-alignment text:label-followed-by="listtab" text:list-tab-stop-position="3.5cm" fo:text-indent="-0.199cm" fo:margin-left="3.5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 fo:text-align="end">
          <style:list-level-label-alignment text:label-followed-by="listtab" text:list-tab-stop-position="4.001cm" fo:text-indent="-0.201cm" fo:margin-left="4.001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4.5cm" fo:text-indent="-0.199cm" fo:margin-left="4.5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 fo:text-align="end">
          <style:list-level-label-alignment text:label-followed-by="listtab" text:list-tab-stop-position="5.001cm" fo:text-indent="-0.201cm" fo:margin-left="5.00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 fo:text-align="end">
          <style:list-level-label-alignment text:label-followed-by="listtab" text:list-tab-stop-position="5.5cm" fo:text-indent="-0.199cm" fo:margin-left="5.5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6.001cm" fo:text-indent="-0.201cm" fo:margin-left="6.001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 fo:text-align="end">
          <style:list-level-label-alignment text:label-followed-by="listtab" text:list-tab-stop-position="6.5cm" fo:text-indent="-0.199cm" fo:margin-left="6.5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 fo:text-align="end">
          <style:list-level-label-alignment text:label-followed-by="listtab" text:list-tab-stop-position="7.001cm" fo:text-indent="-0.201cm" fo:margin-left="7.001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7.5cm" fo:text-indent="-0.199cm" fo:margin-left="7.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 fo:text-align="end">
          <style:list-level-label-alignment text:label-followed-by="listtab" text:list-tab-stop-position="7.999cm" fo:text-indent="-0.199cm" fo:margin-left="7.999cm"/>
        </style:list-level-properties>
      </text:list-level-style-number>
    </text:list-style>
    <text:list-style style:name="EG_20_Elenco_20_semplice" style:display-name="EG Elenco semplice">
      <text:list-level-style-bullet text:level="1" text:style-name="Bullet_20_Symbols" loext:num-list-format="%1%" text:bullet-char="●">
        <style:list-level-properties text:list-level-position-and-space-mode="label-alignment" fo:text-align="end">
          <style:list-level-label-alignment text:label-followed-by="listtab" text:list-tab-stop-position="0.7cm" fo:text-indent="-0.201cm" fo:margin-left="0.7cm"/>
        </style:list-level-properties>
        <style:text-properties fo:font-family="'Liberation Sans'" style:font-style-name="Regular" style:font-family-generic="swiss"/>
      </text:list-level-style-bullet>
      <text:list-level-style-bullet text:level="2" text:style-name="Bullet_20_Symbols" loext:num-list-format="%2%" text:bullet-char="○">
        <style:list-level-properties text:list-level-position-and-space-mode="label-alignment" fo:text-align="end">
          <style:list-level-label-alignment text:label-followed-by="listtab" text:list-tab-stop-position="1.199cm" fo:text-indent="-0.199cm" fo:margin-left="1.199cm"/>
        </style:list-level-properties>
        <style:text-properties fo:font-family="'Liberation Sans'" style:font-style-name="Regular" style:font-family-generic="swiss"/>
      </text:list-level-style-bullet>
      <text:list-level-style-bullet text:level="3" text:style-name="Bullet_20_Symbols" loext:num-list-format="%3%" text:bullet-char="●">
        <style:list-level-properties text:list-level-position-and-space-mode="label-alignment" fo:text-align="end">
          <style:list-level-label-alignment text:label-followed-by="listtab" text:list-tab-stop-position="1.7cm" fo:text-indent="-0.201cm" fo:margin-left="1.7cm"/>
        </style:list-level-properties>
        <style:text-properties fo:font-family="'Liberation Sans'" style:font-style-name="Regular" style:font-family-generic="swiss"/>
      </text:list-level-style-bullet>
      <text:list-level-style-bullet text:level="4" text:style-name="Bullet_20_Symbols" loext:num-list-format="%4%" text:bullet-char="○">
        <style:list-level-properties text:list-level-position-and-space-mode="label-alignment" fo:text-align="end">
          <style:list-level-label-alignment text:label-followed-by="listtab" text:list-tab-stop-position="2.2cm" fo:text-indent="-0.199cm" fo:margin-left="2.2cm"/>
        </style:list-level-properties>
        <style:text-properties fo:font-family="'Liberation Sans'" style:font-style-name="Regular" style:font-family-generic="swiss"/>
      </text:list-level-style-bullet>
      <text:list-level-style-bullet text:level="5" text:style-name="Bullet_20_Symbols" loext:num-list-format="%5%" text:bullet-char="●">
        <style:list-level-properties text:list-level-position-and-space-mode="label-alignment" fo:text-align="end">
          <style:list-level-label-alignment text:label-followed-by="listtab" text:list-tab-stop-position="2.701cm" fo:text-indent="-0.201cm" fo:margin-left="2.701cm"/>
        </style:list-level-properties>
        <style:text-properties fo:font-family="'Liberation Sans'" style:font-style-name="Regular" style:font-family-generic="swiss"/>
      </text:list-level-style-bullet>
      <text:list-level-style-bullet text:level="6" text:style-name="Bullet_20_Symbols" loext:num-list-format="%6%" text:bullet-char="○">
        <style:list-level-properties text:list-level-position-and-space-mode="label-alignment" fo:text-align="end">
          <style:list-level-label-alignment text:label-followed-by="listtab" text:list-tab-stop-position="3.2cm" fo:text-indent="-0.199cm" fo:margin-left="3.2cm"/>
        </style:list-level-properties>
        <style:text-properties fo:font-family="'Liberation Sans'" style:font-style-name="Regular" style:font-family-generic="swiss"/>
      </text:list-level-style-bullet>
      <text:list-level-style-bullet text:level="7" text:style-name="Bullet_20_Symbols" loext:num-list-format="%7%" text:bullet-char="●">
        <style:list-level-properties text:list-level-position-and-space-mode="label-alignment" fo:text-align="end">
          <style:list-level-label-alignment text:label-followed-by="listtab" text:list-tab-stop-position="3.701cm" fo:text-indent="-0.201cm" fo:margin-left="3.701cm"/>
        </style:list-level-properties>
        <style:text-properties fo:font-family="'Liberation Sans'" style:font-style-name="Regular" style:font-family-generic="swiss"/>
      </text:list-level-style-bullet>
      <text:list-level-style-bullet text:level="8" text:style-name="Bullet_20_Symbols" loext:num-list-format="%8%" text:bullet-char="○">
        <style:list-level-properties text:list-level-position-and-space-mode="label-alignment" fo:text-align="end">
          <style:list-level-label-alignment text:label-followed-by="listtab" text:list-tab-stop-position="4.2cm" fo:text-indent="-0.199cm" fo:margin-left="4.2cm"/>
        </style:list-level-properties>
        <style:text-properties fo:font-family="'Liberation Sans'" style:font-style-name="Regular" style:font-family-generic="swiss"/>
      </text:list-level-style-bullet>
      <text:list-level-style-bullet text:level="9" text:style-name="Bullet_20_Symbols" loext:num-list-format="%9%" text:bullet-char="●">
        <style:list-level-properties text:list-level-position-and-space-mode="label-alignment" fo:text-align="end">
          <style:list-level-label-alignment text:label-followed-by="listtab" text:list-tab-stop-position="4.701cm" fo:text-indent="-0.201cm" fo:margin-left="4.701cm"/>
        </style:list-level-properties>
        <style:text-properties fo:font-family="'Liberation Sans'" style:font-style-name="Regular" style:font-family-generic="swiss"/>
      </text:list-level-style-bullet>
      <text:list-level-style-bullet text:level="10" text:style-name="Bullet_20_Symbols" loext:num-list-format="%10%" text:bullet-char="○">
        <style:list-level-properties text:list-level-position-and-space-mode="label-alignment" fo:text-align="end">
          <style:list-level-label-alignment text:label-followed-by="listtab" text:list-tab-stop-position="5.2cm" fo:text-indent="-0.199cm" fo:margin-left="5.2cm"/>
        </style:list-level-properties>
        <style:text-properties fo:font-family="'Liberation Sans'" style:font-style-name="Regular" style:font-family-generic="swiss"/>
      </text:list-level-style-bullet>
    </text:list-style>
    <text:list-style style:name="EG_20_All_20_elenco" style:display-name="EG All elenco">
      <text:list-level-style-bullet text:level="1" text:style-name="Bullet_20_Symbols" loext:num-list-format="%1%" text:bullet-char="●">
        <style:list-level-properties text:list-level-position-and-space-mode="label-alignment" fo:text-align="end">
          <style:list-level-label-alignment text:label-followed-by="listtab" text:list-tab-stop-position="4.001cm" fo:text-indent="-0.201cm" fo:margin-left="4.001cm"/>
        </style:list-level-properties>
        <style:text-properties fo:font-family="'Liberation Serif'" style:font-style-name="Regular" style:font-family-generic="roman"/>
      </text:list-level-style-bullet>
      <text:list-level-style-bullet text:level="2" text:style-name="Bullet_20_Symbols" loext:num-list-format="%2%" text:bullet-char="○">
        <style:list-level-properties text:list-level-position-and-space-mode="label-alignment" fo:text-align="end">
          <style:list-level-label-alignment text:label-followed-by="listtab" text:list-tab-stop-position="4.5cm" fo:text-indent="-0.199cm" fo:margin-left="4.5cm"/>
        </style:list-level-properties>
        <style:text-properties fo:font-family="'Liberation Serif'" style:font-style-name="Regular" style:font-family-generic="roman"/>
      </text:list-level-style-bullet>
      <text:list-level-style-bullet text:level="3" text:style-name="Bullet_20_Symbols" loext:num-list-format="%3%" text:bullet-char="●">
        <style:list-level-properties text:list-level-position-and-space-mode="label-alignment" fo:text-align="end">
          <style:list-level-label-alignment text:label-followed-by="listtab" text:list-tab-stop-position="5.001cm" fo:text-indent="-0.201cm" fo:margin-left="5.001cm"/>
        </style:list-level-properties>
        <style:text-properties fo:font-family="'Liberation Serif'" style:font-style-name="Regular" style:font-family-generic="roman"/>
      </text:list-level-style-bullet>
      <text:list-level-style-bullet text:level="4" text:style-name="Bullet_20_Symbols" loext:num-list-format="%4%" text:bullet-char="●">
        <style:list-level-properties text:list-level-position-and-space-mode="label-alignment" fo:text-align="end">
          <style:list-level-label-alignment text:label-followed-by="listtab" text:list-tab-stop-position="5.5cm" fo:text-indent="-0.199cm" fo:margin-left="5.5cm"/>
        </style:list-level-properties>
        <style:text-properties fo:font-family="'Liberation Serif'" style:font-style-name="Regular" style:font-family-generic="roman"/>
      </text:list-level-style-bullet>
      <text:list-level-style-bullet text:level="5" text:style-name="Bullet_20_Symbols" loext:num-list-format="%5%" text:bullet-char="○">
        <style:list-level-properties text:list-level-position-and-space-mode="label-alignment" fo:text-align="end">
          <style:list-level-label-alignment text:label-followed-by="listtab" text:list-tab-stop-position="6.001cm" fo:text-indent="-0.201cm" fo:margin-left="6.001cm"/>
        </style:list-level-properties>
        <style:text-properties fo:font-family="'Liberation Serif'" style:font-style-name="Regular" style:font-family-generic="roman"/>
      </text:list-level-style-bullet>
      <text:list-level-style-bullet text:level="6" text:style-name="Bullet_20_Symbols" loext:num-list-format="%6%" text:bullet-char="●">
        <style:list-level-properties text:list-level-position-and-space-mode="label-alignment" fo:text-align="end">
          <style:list-level-label-alignment text:label-followed-by="listtab" text:list-tab-stop-position="6.5cm" fo:text-indent="-0.199cm" fo:margin-left="6.5cm"/>
        </style:list-level-properties>
        <style:text-properties fo:font-family="'Liberation Serif'" style:font-style-name="Regular" style:font-family-generic="roman"/>
      </text:list-level-style-bullet>
      <text:list-level-style-bullet text:level="7" text:style-name="Bullet_20_Symbols" loext:num-list-format="%7%" text:bullet-char="○">
        <style:list-level-properties text:list-level-position-and-space-mode="label-alignment" fo:text-align="end">
          <style:list-level-label-alignment text:label-followed-by="listtab" text:list-tab-stop-position="7.001cm" fo:text-indent="-0.201cm" fo:margin-left="7.001cm"/>
        </style:list-level-properties>
        <style:text-properties fo:font-family="'Liberation Serif'" style:font-style-name="Regular" style:font-family-generic="roman"/>
      </text:list-level-style-bullet>
      <text:list-level-style-bullet text:level="8" text:style-name="Bullet_20_Symbols" loext:num-list-format="%8%" text:bullet-char="●">
        <style:list-level-properties text:list-level-position-and-space-mode="label-alignment" fo:text-align="end">
          <style:list-level-label-alignment text:label-followed-by="listtab" text:list-tab-stop-position="7.5cm" fo:text-indent="-0.199cm" fo:margin-left="7.5cm"/>
        </style:list-level-properties>
        <style:text-properties fo:font-family="'Liberation Serif'" style:font-style-name="Regular" style:font-family-generic="roman"/>
      </text:list-level-style-bullet>
      <text:list-level-style-bullet text:level="9" text:style-name="Bullet_20_Symbols" loext:num-list-format="%9%" text:bullet-char="○">
        <style:list-level-properties text:list-level-position-and-space-mode="label-alignment" fo:text-align="end">
          <style:list-level-label-alignment text:label-followed-by="listtab" text:list-tab-stop-position="7.999cm" fo:text-indent="-0.199cm" fo:margin-left="7.999cm"/>
        </style:list-level-properties>
        <style:text-properties fo:font-family="'Liberation Serif'" style:font-style-name="Regular" style:font-family-generic="roman"/>
      </text:list-level-style-bullet>
      <text:list-level-style-bullet text:level="10" text:style-name="Bullet_20_Symbols" loext:num-list-format="%10%" text:bullet-char="●">
        <style:list-level-properties text:list-level-position-and-space-mode="label-alignment" fo:text-align="end">
          <style:list-level-label-alignment text:label-followed-by="listtab" text:list-tab-stop-position="8.5cm" fo:text-indent="-0.199cm" fo:margin-left="8.5cm"/>
        </style:list-level-properties>
        <style:text-properties fo:font-family="'Liberation Serif'" style:font-style-name="Regular" style:font-family-generic="roman"/>
      </text:list-level-style-bullet>
    </text:list-style>
    <text:list-style style:name="EG_20_All_20_nota_20_auto" style:display-name="EG All nota auto">
      <text:list-level-style-number text:level="1" text:style-name="Numbering_20_Symbols" loext:num-list-format="Nota%1%" style:num-prefix="Nota" style:num-format="">
        <style:list-level-properties text:list-level-position-and-space-mode="label-alignment" fo:text-align="end">
          <style:list-level-label-alignment text:label-followed-by="listtab" text:list-tab-stop-position="3.5cm" fo:text-indent="-0.199cm" fo:margin-left="3.5cm"/>
        </style:list-level-properties>
      </text:list-level-style-number>
      <text:list-level-style-number text:level="2" text:style-name="Numbering_20_Symbols" loext:num-list-format="Nota%2%" style:num-prefix="Nota" style:num-format="">
        <style:list-level-properties text:list-level-position-and-space-mode="label-alignment" fo:text-align="end">
          <style:list-level-label-alignment text:label-followed-by="listtab" text:list-tab-stop-position="3.5cm" fo:text-indent="-0.199cm" fo:margin-left="3.5cm"/>
        </style:list-level-properties>
      </text:list-level-style-number>
      <text:list-level-style-number text:level="3" text:style-name="Numbering_20_Symbols" loext:num-list-format="Nota%3%" style:num-prefix="Nota" style:num-format="">
        <style:list-level-properties text:list-level-position-and-space-mode="label-alignment" fo:text-align="end">
          <style:list-level-label-alignment text:label-followed-by="listtab" text:list-tab-stop-position="3.5cm" fo:text-indent="-0.199cm" fo:margin-left="3.5cm"/>
        </style:list-level-properties>
      </text:list-level-style-number>
      <text:list-level-style-number text:level="4" text:style-name="Numbering_20_Symbols" loext:num-list-format="Nota%4%" style:num-prefix="Nota" style:num-format="">
        <style:list-level-properties text:list-level-position-and-space-mode="label-alignment" fo:text-align="end">
          <style:list-level-label-alignment text:label-followed-by="listtab" text:list-tab-stop-position="3.5cm" fo:text-indent="-0.199cm" fo:margin-left="3.5cm"/>
        </style:list-level-properties>
      </text:list-level-style-number>
      <text:list-level-style-number text:level="5" text:style-name="Numbering_20_Symbols" loext:num-list-format="Nota%5%" style:num-prefix="Nota" style:num-format="">
        <style:list-level-properties text:list-level-position-and-space-mode="label-alignment" fo:text-align="end">
          <style:list-level-label-alignment text:label-followed-by="listtab" text:list-tab-stop-position="3.5cm" fo:text-indent="-0.199cm" fo:margin-left="3.5cm"/>
        </style:list-level-properties>
      </text:list-level-style-number>
      <text:list-level-style-number text:level="6" text:style-name="Numbering_20_Symbols" loext:num-list-format="Nota%6%" style:num-prefix="Nota" style:num-format="">
        <style:list-level-properties text:list-level-position-and-space-mode="label-alignment" fo:text-align="end">
          <style:list-level-label-alignment text:label-followed-by="listtab" text:list-tab-stop-position="3.5cm" fo:text-indent="-0.199cm" fo:margin-left="3.5cm"/>
        </style:list-level-properties>
      </text:list-level-style-number>
      <text:list-level-style-number text:level="7" text:style-name="Numbering_20_Symbols" loext:num-list-format="Nota%7%" style:num-prefix="Nota" style:num-format="">
        <style:list-level-properties text:list-level-position-and-space-mode="label-alignment" fo:text-align="end">
          <style:list-level-label-alignment text:label-followed-by="listtab" text:list-tab-stop-position="3.5cm" fo:text-indent="-0.199cm" fo:margin-left="3.5cm"/>
        </style:list-level-properties>
      </text:list-level-style-number>
      <text:list-level-style-number text:level="8" text:style-name="Numbering_20_Symbols" loext:num-list-format="Nota%8%" style:num-prefix="Nota" style:num-format="">
        <style:list-level-properties text:list-level-position-and-space-mode="label-alignment" fo:text-align="end">
          <style:list-level-label-alignment text:label-followed-by="listtab" text:list-tab-stop-position="3.5cm" fo:text-indent="-0.199cm" fo:margin-left="3.5cm"/>
        </style:list-level-properties>
      </text:list-level-style-number>
      <text:list-level-style-number text:level="9" text:style-name="Numbering_20_Symbols" loext:num-list-format="Nota%9%" style:num-prefix="Nota" style:num-format="">
        <style:list-level-properties text:list-level-position-and-space-mode="label-alignment" fo:text-align="end">
          <style:list-level-label-alignment text:label-followed-by="listtab" text:list-tab-stop-position="3.5cm" fo:text-indent="-0.199cm" fo:margin-left="3.5cm"/>
        </style:list-level-properties>
      </text:list-level-style-number>
      <text:list-level-style-number text:level="10" text:style-name="Numbering_20_Symbols" loext:num-list-format="Nota%10%" style:num-prefix="Nota" style:num-format="">
        <style:list-level-properties text:list-level-position-and-space-mode="label-alignment" fo:text-align="end">
          <style:list-level-label-alignment text:label-followed-by="listtab" text:list-tab-stop-position="3.5cm" fo:text-indent="-0.199cm" fo:margin-left="3.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EG_20_Sezione_20_etichetta">
      <style:paragraph-properties fo:break-before="page"/>
      <style:text-properties officeooo:paragraph-rsid="00493a8f"/>
    </style:style>
    <style:page-layout style:name="Mpm1">
      <style:page-layout-properties fo:page-width="21.001cm" fo:page-height="29.7cm" style:num-format="1" style:print-orientation="portrait" fo:margin-top="2cm" fo:margin-bottom="2cm" fo:margin-left="2.499cm" fo:margin-right="2.499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2cm" fo:margin-bottom="2cm" fo:margin-left="2.499cm" fo:margin-right="2.499cm" fo:border="none" fo:padding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 loext:margin-gutter="0cm">
        <style:columns fo:column-count="1" fo:column-gap="0cm"/>
        <style:footnote-sep style:width="0.009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order-top="0.51pt solid #000000" fo:border-bottom="none" fo:border-left="none" fo:border-right="none" fo:padding="0.049cm" style:shadow="none" fo:background-color="transparent" style:dynamic-spacing="false" draw:fill="none" draw:fill-color="#729fcf"/>
      </style:footer-style>
    </style:page-layout>
    <style:page-layout style:name="Mpm10" style:page-usage="right">
      <style:page-layout-properties fo:page-width="21.001cm" fo:page-height="29.7cm" style:num-format="1" style:print-orientation="portrait" fo:margin-top="2cm" fo:margin-bottom="2cm" fo:margin-left="2.499cm" fo:margin-right="2.499cm" fo:border-top="0.99pt solid #000000" fo:border-bottom="none" fo:border-left="none" fo:border-right="none" fo:padding-top="5.001cm" fo:padding-bottom="0cm" fo:padding-left="0cm" fo:padding-right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 loext:margin-gutter="0cm">
        <style:columns fo:column-count="1" fo:column-gap="0cm"/>
        <style:footnote-sep style:width="0.009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1">
      <style:page-layout-properties fo:page-width="21.001cm" fo:page-height="29.7cm" style:num-format="1" style:print-orientation="portrait" fo:margin-top="2cm" fo:margin-bottom="2cm" fo:margin-left="2.499cm" fo:margin-right="2.499cm" fo:border="none" fo:padding="0cm" style:shadow="none" fo:background-color="#dddddd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dddddd" draw:opacity="100%" style:footnote-max-height="0cm" loext:margin-gutter="0cm">
        <style:columns fo:column-count="1" fo:column-gap="0cm"/>
        <style:footnote-sep style:width="0.009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2" style:page-usage="right">
      <style:page-layout-properties fo:page-width="21.001cm" fo:page-height="29.7cm" style:num-format="1" style:print-orientation="portrait" fo:margin-top="2cm" fo:margin-bottom="2cm" fo:margin-left="2.499cm" fo:margin-right="2.499cm" fo:border-top="0.99pt solid #000000" fo:border-bottom="none" fo:border-left="none" fo:border-right="none" fo:padding-top="2cm" fo:padding-bottom="0cm" fo:padding-left="0cm" fo:padding-right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 loext:margin-gutter="0cm">
        <style:columns fo:column-count="1" fo:column-gap="0cm"/>
        <style:footnote-sep style:width="0.009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fo:background-color="transparent" style:dynamic-spacing="false" draw:fill="none" draw:fill-color="#729fcf"/>
      </style:header-style>
      <style:footer-style/>
    </style:page-layout>
    <style:page-layout style:name="Mpm13">
      <style:page-layout-properties fo:page-width="21.001cm" fo:page-height="29.7cm" style:num-format="1" style:print-orientation="portrait" fo:margin-top="2cm" fo:margin-bottom="2cm" fo:margin-left="2.499cm" fo:margin-right="2.499cm" fo:border="none" fo:padding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 loext:margin-gutter="0cm">
        <style:columns fo:column-count="1" fo:column-gap="0cm"/>
        <style:footnote-sep style:width="0.009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background-size="full" draw:fill-color="#729fcf"/>
    </style:style>
    <style:style style:name="Mdp2" style:family="drawing-page">
      <style:drawing-page-properties draw:background-size="full"/>
    </style:style>
    <style:style style:name="Mdp3" style:family="drawing-page">
      <style:drawing-page-properties draw:fill="solid" draw:background-size="full" draw:fill-color="#dddddd" draw:opacity="100%"/>
    </style:style>
  </office:automatic-styles>
  <office:master-styles>
    <style:master-page style:name="Standard" style:page-layout-name="Mpm1" draw:style-name="Mdp1"/>
    <style:master-page style:name="Envelope" loext:hidden="true" style:hidden="true" style:page-layout-name="Mpm2" draw:style-name="Mdp2">
      <style:header>
        <text:p text:style-name="Header"/>
      </style:header>
    </style:master-page>
    <style:master-page style:name="HTML" loext:hidden="true" style:hidden="true" style:page-layout-name="Mpm3" draw:style-name="Mdp2">
      <style:header>
        <text:p text:style-name="Header"/>
      </style:header>
    </style:master-page>
    <style:master-page style:name="First_20_Page" style:display-name="First Page" style:page-layout-name="Mpm1" draw:style-name="Mdp1" style:next-style-name="EG_20_Sezioni"/>
    <style:master-page style:name="Left_20_Page" loext:hidden="true" style:hidden="true" style:display-name="Left Page" style:page-layout-name="Mpm4" draw:style-name="Mdp2" style:next-style-name="Right_20_Page">
      <style:header>
        <text:p text:style-name="Header"/>
      </style:header>
    </style:master-page>
    <style:master-page style:name="Right_20_Page" loext:hidden="true" style:hidden="true" style:display-name="Right Page" style:page-layout-name="Mpm5" draw:style-name="Mdp2" style:next-style-name="Left_20_Page">
      <style:header>
        <text:p text:style-name="Header"/>
      </style:header>
    </style:master-page>
    <style:master-page style:name="Index" loext:hidden="true" style:hidden="true" style:page-layout-name="Mpm6" draw:style-name="Mdp2">
      <style:header>
        <text:p text:style-name="Header"/>
      </style:header>
    </style:master-page>
    <style:master-page style:name="Footnote" loext:hidden="true" style:hidden="true" style:page-layout-name="Mpm7" draw:style-name="Mdp2">
      <style:header>
        <text:p text:style-name="Header"/>
      </style:header>
    </style:master-page>
    <style:master-page style:name="Endnote" loext:hidden="true" style:hidden="true" style:page-layout-name="Mpm7" draw:style-name="Mdp2">
      <style:header>
        <text:p text:style-name="Header"/>
      </style:header>
    </style:master-page>
    <style:master-page style:name="Landscape" loext:hidden="true" style:hidden="true" style:page-layout-name="Mpm8" draw:style-name="Mdp2">
      <style:header>
        <text:p text:style-name="Header"/>
      </style:header>
    </style:master-page>
    <style:master-page style:name="EG_20_Capitoli" style:display-name="EG Capitoli" style:page-layout-name="Mpm9" draw:style-name="Mdp1">
      <style:footer>
        <text:p text:style-name="Footer"><text:chapter text:display="number" text:outline-level="2">Capitolo V.4</text:chapter><text:s/><text:chapter text:display="name" text:outline-level="2">Uffici</text:chapter><text:tab/>Pagina <text:chapter text:display="plain-number" text:outline-level="2">V.4</text:chapter>-<text:page-number text:select-page="current">6</text:page-number></text:p>
      </style:footer>
    </style:master-page>
    <style:master-page style:name="EG_20_Sezioni" style:display-name="EG Sezioni" style:page-layout-name="Mpm10" draw:style-name="Mdp1"/>
    <style:master-page style:name="EG_20_Ultima" style:display-name="EG Ultima" style:page-layout-name="Mpm11" draw:style-name="Mdp3"/>
    <style:master-page style:name="EG_20_Capitoli_20_prima" style:display-name="EG Capitoli prima" style:page-layout-name="Mpm12" draw:style-name="Mdp1" style:next-style-name="EG_20_Capitoli">
      <style:header>
        <text:p text:style-name="MP1"><text:chapter text:display="name" text:outline-level="1">Uffici</text:chapter></text:p>
      </style:header>
    </style:master-page>
    <style:master-page style:name="EG_20_Sezioni_20_prima" style:display-name="EG Sezioni prima" style:page-layout-name="Mpm13" draw:style-name="Mdp1" style:next-style-name="EG_20_Sezioni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2-27T07:54:09.514984455</meta:creation-date>
    <meta:editing-duration>PT3H36M14S</meta:editing-duration>
    <meta:editing-cycles>83</meta:editing-cycles>
    <meta:generator>LibreOffice/7.2.3.2$Linux_X86_64 LibreOffice_project/20$Build-2</meta:generator>
    <dc:title>modello_codicepi_14</dc:title>
    <meta:initial-creator>Emanuele Gissi</meta:initial-creator>
    <dc:date>2021-12-07T21:05:31.477399596</dc:date>
    <meta:document-statistic meta:table-count="6" meta:image-count="0" meta:object-count="0" meta:page-count="7" meta:paragraph-count="166" meta:word-count="1304" meta:character-count="8224" meta:non-whitespace-character-count="7127"/>
    <meta:template xlink:type="simple" xlink:actuate="onRequest" xlink:title="modello_codicepi_14" xlink:href="../../../../../../Modelli/modello_codicepi_14.ott" meta:date="2019-06-11T19:42:58.853340625"/>
  </office:meta>
</office:document-meta>
</file>